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monospace"/>
    <style:font-face style:name="Open Sans" svg:font-family="'Open Sans', sans-serif"/>
    <style:font-face style:name="Source Serif Pro" svg:font-family="'Source Serif Pro', 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184dd8" officeooo:paragraph-rsid="00184dd8"/>
    </style:style>
    <style:style style:name="P2" style:family="paragraph" style:parent-style-name="Heading_20_1">
      <style:text-properties fo:color="#3d464d" fo:letter-spacing="normal" fo:font-weight="bold" officeooo:rsid="00184dd8" officeooo:paragraph-rsid="00184dd8" loext:padding="0cm" loext:border="none"/>
    </style:style>
    <style:style style:name="P3" style:family="paragraph" style:parent-style-name="Heading_20_1">
      <style:text-properties fo:font-variant="normal" fo:text-transform="none" fo:color="#3d464d" style:font-name="Open Sans" fo:letter-spacing="normal" fo:font-style="normal" fo:font-weight="bold" officeooo:rsid="00184dd8" officeooo:paragraph-rsid="00184dd8" loext:padding="0cm" loext:border="none"/>
    </style:style>
    <style:style style:name="P4" style:family="paragraph" style:parent-style-name="Heading_20_2">
      <style:text-properties officeooo:rsid="00184dd8" officeooo:paragraph-rsid="00184dd8"/>
    </style:style>
    <style:style style:name="P5" style:family="paragraph" style:parent-style-name="Standard">
      <style:text-properties officeooo:rsid="00184dd8" officeooo:paragraph-rsid="00184dd8"/>
    </style:style>
    <style:style style:name="P6" style:family="paragraph" style:parent-style-name="Heading_20_2">
      <style:paragraph-properties fo:break-before="page"/>
      <style:text-properties fo:font-variant="normal" fo:text-transform="none" fo:color="#3d464d" style:font-name="Open Sans" fo:font-size="10.8000001907349pt" fo:letter-spacing="normal" fo:font-style="normal" fo:font-weight="normal" officeooo:rsid="00184dd8" officeooo:paragraph-rsid="00184dd8"/>
    </style:style>
    <style:style style:name="P7"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text-indent="0cm" style:auto-text-indent="false" fo:background-color="#f0f3f5"/>
    </style:style>
    <style:style style:name="P8" style:family="paragraph" style:parent-style-name="Text_20_body">
      <style:paragraph-properties fo:margin-left="0cm" fo:margin-right="0cm" fo:margin-top="0cm" fo:margin-bottom="0cm" loext:contextual-spacing="false" style:line-height-at-least="0.656cm" fo:text-align="start" style:justify-single-word="false" fo:text-indent="0cm" style:auto-text-indent="false" fo:padding="0cm" fo:border="none"/>
    </style:style>
    <style:style style:name="P9" style:family="paragraph" style:parent-style-name="Text_20_body">
      <style:paragraph-properties fo:margin-left="0cm" fo:margin-right="0cm" fo:margin-top="0cm" fo:margin-bottom="0cm" loext:contextual-spacing="false" style:line-height-at-least="0.656cm" fo:text-align="start"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loext:contextual-spacing="false" style:line-height-at-least="0.656cm" fo:text-align="start" style:justify-single-word="false" fo:text-indent="0cm" style:auto-text-indent="false" fo:padding="0cm" fo:border="none"/>
      <style:text-properties fo:color="#3d464d" style:font-name="Source Serif Pro" fo:font-size="10.8000001907349pt" loext:padding="0cm" loext:border="none"/>
    </style:style>
    <style:style style:name="P11" style:family="paragraph" style:parent-style-name="Text_20_body">
      <style:paragraph-properties fo:margin-left="0cm" fo:margin-right="0cm" fo:margin-top="0cm" fo:margin-bottom="0cm" loext:contextual-spacing="false" style:line-height-at-least="0.656cm" fo:text-align="start" style:justify-single-word="false" fo:orphans="2" fo:widows="2" fo:text-indent="0cm" style:auto-text-indent="false" fo:padding="0cm" fo:border="none"/>
      <style:text-properties fo:font-variant="normal" fo:text-transform="none" fo:color="#3d464d" style:font-name="Source Serif Pro" fo:font-size="10.8000001907349pt" fo:letter-spacing="normal" fo:font-style="normal" fo:font-weight="normal" loext:padding="0cm" loext:border="none"/>
    </style:style>
    <style:style style:name="P12" style:family="paragraph" style:parent-style-name="Heading_20_1">
      <style:paragraph-properties fo:margin-left="0cm" fo:margin-right="0cm" fo:margin-top="0cm" fo:margin-bottom="0cm" loext:contextual-spacing="false" fo:line-height="118%" fo:text-align="start" style:justify-single-word="false" fo:text-indent="0cm" style:auto-text-indent="false" fo:padding="0cm" fo:border="none"/>
      <style:text-properties fo:color="#3d464d" fo:letter-spacing="normal" fo:font-weight="bold" loext:padding="0cm" loext:border="none"/>
    </style:style>
    <style:style style:name="P13" style:family="paragraph" style:parent-style-name="Text_20_body">
      <style:paragraph-properties fo:margin-left="0cm" fo:margin-right="0cm" fo:margin-top="0cm" fo:margin-bottom="0cm" loext:contextual-spacing="false" fo:text-indent="0cm" style:auto-text-indent="false"/>
      <style:text-properties fo:font-size="8.39999961853027pt" loext:padding="0cm" loext:border="none"/>
    </style:style>
    <style:style style:name="P14"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15" style:family="paragraph" style:parent-style-name="Heading_20_1">
      <style:paragraph-properties fo:margin-left="0cm" fo:margin-right="0cm" fo:text-align="start" style:justify-single-word="false" fo:orphans="2" fo:widows="2" fo:text-indent="0cm" style:auto-text-indent="false"/>
      <style:text-properties fo:color="#3d464d" fo:letter-spacing="normal" fo:font-weight="bold" loext:padding="0cm" loext:border="none"/>
    </style:style>
    <style:style style:name="P16"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3d464d" style:font-name="Open Sans" fo:letter-spacing="normal" fo:font-style="normal" fo:font-weight="normal"/>
    </style:style>
    <style:style style:name="P17"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3d464d" style:font-name="Open Sans" fo:font-size="10.8000001907349pt" fo:letter-spacing="normal" fo:font-style="normal" fo:font-weight="normal"/>
    </style:style>
    <style:style style:name="P18" style:family="paragraph" style:parent-style-name="Text_20_body">
      <style:paragraph-properties fo:margin-left="0cm" fo:margin-right="0cm" fo:text-align="start" style:justify-single-word="false" fo:orphans="2" fo:widows="2" fo:text-indent="0cm" style:auto-text-indent="false"/>
    </style:style>
    <style:style style:name="P1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d464d" style:font-name="Open Sans" fo:letter-spacing="normal" fo:font-style="normal" fo:font-weight="normal"/>
    </style:style>
    <style:style style:name="P20" style:family="paragraph" style:parent-style-name="Quotations">
      <loext:graphic-properties draw:fill="solid" draw:fill-color="#f0f0f0" draw:opacity="100%"/>
      <style:paragraph-properties fo:margin-left="1cm" fo:margin-right="1cm" fo:margin-top="0cm" fo:margin-bottom="0cm" loext:contextual-spacing="false" style:line-height-at-least="0.656cm" fo:text-align="start" style:justify-single-word="false" fo:text-indent="0cm" style:auto-text-indent="false" fo:background-color="#f0f0f0" fo:padding="0cm" fo:border="none"/>
    </style:style>
    <style:style style:name="P21" style:family="paragraph" style:parent-style-name="Quotations">
      <loext:graphic-properties draw:fill="solid" draw:fill-color="#f0f0f0" draw:opacity="100%"/>
      <style:paragraph-properties fo:margin-left="1cm" fo:margin-right="1cm" fo:margin-top="0cm" fo:margin-bottom="0cm" loext:contextual-spacing="false" style:line-height-at-least="0.656cm" fo:text-align="start" style:justify-single-word="false" fo:orphans="2" fo:widows="2" fo:text-indent="0cm" style:auto-text-indent="false" fo:background-color="#f0f0f0" fo:padding="0cm" fo:border="none"/>
    </style:style>
    <style:style style:name="P22" style:family="paragraph" style:parent-style-name="Text_20_body">
      <style:paragraph-properties fo:margin-top="0cm" fo:margin-bottom="0cm" loext:contextual-spacing="false"/>
    </style:style>
    <style:style style:name="P23" style:family="paragraph" style:parent-style-name="Horizontal_20_Line">
      <style:paragraph-properties fo:margin-top="0cm" fo:margin-bottom="0cm" loext:contextual-spacing="false" style:line-height-at-least="0.656cm" fo:orphans="2" fo:widows="2"/>
    </style:style>
    <style:style style:name="P24"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3d464d" style:font-name="Open Sans" fo:font-size="8.39999961853027pt" fo:letter-spacing="normal" fo:font-style="normal" fo:font-weight="bold" loext:padding="0cm" loext:border="none"/>
    </style:style>
    <style:style style:name="P25"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3d464d" style:font-name="Open Sans" fo:letter-spacing="normal" fo:font-style="normal" fo:font-weight="normal"/>
    </style:style>
    <style:style style:name="P26"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3d464d" style:font-name="Open Sans" fo:letter-spacing="normal" fo:font-style="normal" fo:font-weight="bold" loext:padding="0cm" loext:border="none"/>
    </style:style>
    <style:style style:name="P27" style:family="paragraph" style:parent-style-name="Heading_20_1">
      <style:paragraph-properties fo:margin-left="0cm" fo:margin-right="0cm" fo:text-align="start" style:justify-single-word="false" fo:orphans="2" fo:widows="2" fo:text-indent="0cm" style:auto-text-indent="false"/>
      <style:text-properties fo:color="#3d464d" fo:letter-spacing="normal" fo:font-weight="bold" loext:padding="0cm" loext:border="none"/>
    </style:style>
    <style:style style:name="P28" style:family="paragraph" style:parent-style-name="Heading_20_1">
      <style:paragraph-properties fo:margin-left="0cm" fo:margin-right="0cm" fo:margin-top="0cm" fo:margin-bottom="0cm" loext:contextual-spacing="false" fo:line-height="118%" fo:text-align="start" style:justify-single-word="false" fo:orphans="2" fo:widows="2" fo:text-indent="0cm" style:auto-text-indent="false" fo:padding="0cm" fo:border="none"/>
      <style:text-properties fo:font-variant="normal" fo:text-transform="none" fo:color="#3d464d" style:font-name="Open Sans" fo:letter-spacing="normal" fo:font-style="normal" fo:font-weight="normal"/>
    </style:style>
    <style:style style:name="P29" style:family="paragraph" style:parent-style-name="Heading_20_1">
      <style:paragraph-properties fo:margin-left="0cm" fo:margin-right="0cm" fo:margin-top="0cm" fo:margin-bottom="0cm" loext:contextual-spacing="false" style:line-height-at-least="0.656cm" fo:text-align="start" style:justify-single-word="false" fo:orphans="2" fo:widows="2" fo:text-indent="0cm" style:auto-text-indent="false" fo:padding="0cm" fo:border="none"/>
      <style:text-properties fo:color="#3d464d" fo:letter-spacing="normal" fo:font-weight="bold" loext:padding="0cm" loext:border="none"/>
    </style:style>
    <style:style style:name="P30" style:family="paragraph" style:parent-style-name="Heading_20_1">
      <style:text-properties fo:color="#3d464d" fo:letter-spacing="normal" officeooo:rsid="00184dd8" officeooo:paragraph-rsid="00184dd8" loext:padding="0cm" loext:border="none"/>
    </style:style>
    <style:style style:name="P31" style:family="paragraph" style:parent-style-name="Heading_20_1">
      <style:text-properties fo:color="#3d464d" fo:letter-spacing="normal" fo:font-weight="bold" officeooo:rsid="00184dd8" officeooo:paragraph-rsid="00184dd8" loext:padding="0cm" loext:border="none"/>
    </style:style>
    <style:style style:name="P32"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3d464d" style:font-name="Open Sans" fo:font-size="8.39999961853027pt" fo:letter-spacing="normal" fo:font-style="normal" fo:font-weight="bold" loext:padding="0cm" loext:border="none"/>
    </style:style>
    <style:style style:name="P33"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3d464d" style:font-name="Open Sans" fo:font-size="10.8000001907349pt" fo:letter-spacing="normal" fo:font-style="normal" fo:font-weight="normal"/>
    </style:style>
    <style:style style:name="P34" style:family="paragraph" style:parent-style-name="Heading_20_2">
      <style:paragraph-properties fo:margin-left="0cm" fo:margin-right="0cm" fo:margin-top="0.847cm" fo:margin-bottom="0.466cm" loext:contextual-spacing="false" fo:orphans="2" fo:widows="2" fo:text-indent="0cm" style:auto-text-indent="false" fo:padding="0cm" fo:border="none"/>
      <style:text-properties fo:font-variant="normal" fo:text-transform="none" fo:color="#3d464d" style:font-name="Open Sans" fo:font-size="10.8000001907349pt" fo:letter-spacing="normal" fo:font-style="normal" fo:font-weight="normal"/>
    </style:style>
    <style:style style:name="P35" style:family="paragraph" style:parent-style-name="Horizontal_20_Line">
      <style:paragraph-properties fo:margin-top="0cm" fo:margin-bottom="0cm" loext:contextual-spacing="false" style:line-height-at-least="0.656cm" fo:orphans="2" fo:widows="2"/>
    </style:style>
    <style:style style:name="P36"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37" style:family="paragraph" style:parent-style-name="Text_20_body">
      <style:text-properties officeooo:rsid="00184dd8" officeooo:paragraph-rsid="00184dd8"/>
    </style:style>
    <style:style style:name="P38" style:family="paragraph" style:parent-style-name="Text_20_body" style:list-style-name="L1">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39" style:family="paragraph" style:parent-style-name="Text_20_body" style:list-style-name="L2">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0" style:family="paragraph" style:parent-style-name="Text_20_body" style:list-style-name="L3">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1" style:family="paragraph" style:parent-style-name="Text_20_body" style:list-style-name="L4">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2" style:family="paragraph" style:parent-style-name="Text_20_body" style:list-style-name="L5">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3" style:family="paragraph" style:parent-style-name="Text_20_body" style:list-style-name="L6">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4" style:family="paragraph" style:parent-style-name="Text_20_body" style:list-style-name="L7">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5" style:family="paragraph" style:parent-style-name="Text_20_body" style:list-style-name="L9">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6" style:family="paragraph" style:parent-style-name="Text_20_body" style:list-style-name="L10">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7" style:family="paragraph" style:parent-style-name="Text_20_body" style:list-style-name="L12">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8" style:family="paragraph" style:parent-style-name="Text_20_body" style:list-style-name="L14">
      <loext:graphic-properties draw:fill="solid" draw:fill-color="#ffffff" draw:opacity="100%"/>
      <style:paragraph-properties fo:margin-left="0cm" fo:margin-right="0cm" fo:margin-top="0cm" fo:margin-bottom="0cm" loext:contextual-spacing="false" fo:orphans="0" fo:text-indent="0cm" style:auto-text-indent="false" fo:background-color="#ffffff" fo:padding="0cm" fo:border="none"/>
    </style:style>
    <style:style style:name="P49" style:family="paragraph" style:parent-style-name="Text_20_body">
      <style:paragraph-properties fo:margin-left="0cm" fo:margin-right="0cm" fo:margin-top="0cm" fo:margin-bottom="0cm" loext:contextual-spacing="false" style:line-height-at-least="0.656cm" fo:text-align="start" style:justify-single-word="false" fo:text-indent="0cm" style:auto-text-indent="false" fo:padding="0cm" fo:border="none"/>
    </style:style>
    <style:style style:name="P50" style:family="paragraph" style:parent-style-name="Text_20_body">
      <style:paragraph-properties fo:margin-left="0cm" fo:margin-right="0cm" fo:margin-top="0cm" fo:margin-bottom="0cm" loext:contextual-spacing="false" style:line-height-at-least="0.656cm" fo:text-align="start" style:justify-single-word="false" fo:orphans="2" fo:widows="2" fo:text-indent="0cm" style:auto-text-indent="false" fo:padding="0cm" fo:border="none"/>
    </style:style>
    <style:style style:name="P51" style:family="paragraph" style:parent-style-name="Text_20_body" style:list-style-name="L8">
      <style:paragraph-properties fo:margin-left="0cm" fo:margin-right="0cm" fo:margin-top="0cm" fo:margin-bottom="0cm" loext:contextual-spacing="false" style:line-height-at-least="0.656cm" fo:orphans="2" fo:widows="2" fo:text-indent="0cm" style:auto-text-indent="false" fo:padding="0cm" fo:border="none"/>
    </style:style>
    <style:style style:name="P52" style:family="paragraph" style:parent-style-name="Text_20_body" style:list-style-name="L13">
      <style:paragraph-properties fo:margin-left="0cm" fo:margin-right="0cm" fo:margin-top="0cm" fo:margin-bottom="0cm" loext:contextual-spacing="false" style:line-height-at-least="0.656cm" fo:orphans="2" fo:widows="2" fo:text-indent="0cm" style:auto-text-indent="false" fo:padding="0cm" fo:border="none"/>
    </style:style>
    <style:style style:name="P53" style:family="paragraph" style:parent-style-name="Text_20_body" style:list-style-name="L11">
      <style:paragraph-properties fo:margin-left="0cm" fo:margin-right="0cm" fo:margin-top="0cm" fo:margin-bottom="0cm" loext:contextual-spacing="false" style:line-height-at-least="0.656cm" fo:text-indent="0cm" style:auto-text-indent="false" fo:padding="0cm" fo:border="none"/>
    </style:style>
    <style:style style:name="P5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5" style:family="paragraph" style:parent-style-name="Text_20_body">
      <style:paragraph-properties fo:margin-left="0cm" fo:margin-right="0cm" fo:margin-top="0cm" fo:margin-bottom="0cm" loext:contextual-spacing="false" style:line-height-at-least="0.656cm" fo:text-align="start" style:justify-single-word="false" fo:orphans="2" fo:widows="2" fo:text-indent="0cm" style:auto-text-indent="false" fo:padding="0cm" fo:border="none"/>
      <style:text-properties fo:font-variant="normal" fo:text-transform="none" fo:color="#3d464d" style:font-name="Source Serif Pro" fo:font-size="10.8000001907349pt" fo:letter-spacing="normal" fo:font-style="normal" fo:font-weight="normal" loext:padding="0cm" loext:border="none"/>
    </style:style>
    <style:style style:name="P56" style:family="paragraph" style:parent-style-name="Text_20_body" style:list-style-name="L8">
      <style:paragraph-properties fo:margin-left="0cm" fo:margin-right="0cm" fo:margin-top="0cm" fo:margin-bottom="0cm" loext:contextual-spacing="false" style:line-height-at-least="0.656cm" fo:orphans="2" fo:widows="2" fo:text-indent="0cm" style:auto-text-indent="false" fo:padding="0cm" fo:border="none"/>
      <style:text-properties fo:font-variant="normal" fo:text-transform="none" fo:color="#3d464d" style:font-name="Source Serif Pro" fo:font-size="10.8000001907349pt" fo:letter-spacing="normal" fo:font-style="normal" fo:font-weight="normal" loext:padding="0cm" loext:border="none"/>
    </style:style>
    <style:style style:name="P57" style:family="paragraph" style:parent-style-name="Text_20_body" style:list-style-name="L13">
      <style:paragraph-properties fo:margin-left="0cm" fo:margin-right="0cm" fo:margin-top="0cm" fo:margin-bottom="0cm" loext:contextual-spacing="false" style:line-height-at-least="0.656cm" fo:orphans="2" fo:widows="2" fo:text-indent="0cm" style:auto-text-indent="false" fo:padding="0cm" fo:border="none"/>
      <style:text-properties fo:font-variant="normal" fo:text-transform="none" fo:color="#3d464d" style:font-name="Source Serif Pro" fo:font-size="10.8000001907349pt" fo:letter-spacing="normal" fo:font-style="normal" fo:font-weight="normal" loext:padding="0cm" loext:border="none"/>
    </style:style>
    <style:style style:name="P58" style:family="paragraph" style:parent-style-name="Text_20_body">
      <style:paragraph-properties fo:margin-left="0cm" fo:margin-right="0cm" fo:margin-top="0cm" fo:margin-bottom="0cm" loext:contextual-spacing="false" style:line-height-at-least="0.656cm" fo:text-align="start" style:justify-single-word="false" fo:text-indent="0cm" style:auto-text-indent="false" fo:padding="0cm" fo:border="none"/>
      <style:text-properties fo:color="#3d464d" style:font-name="Source Serif Pro" fo:font-size="10.8000001907349pt" loext:padding="0cm" loext:border="none"/>
    </style:style>
    <style:style style:name="P59"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60" style:family="paragraph" style:parent-style-name="Text_20_body">
      <style:paragraph-properties fo:margin-left="0cm" fo:margin-right="0cm" fo:margin-top="0cm" fo:margin-bottom="0cm" loext:contextual-spacing="false" fo:text-indent="0cm" style:auto-text-indent="false"/>
      <style:text-properties fo:font-size="8.39999961853027pt" loext:padding="0cm" loext:border="none"/>
    </style:style>
    <style:style style:name="P6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d464d" style:font-name="Open Sans" fo:font-size="8.39999961853027pt" fo:letter-spacing="normal" fo:font-style="normal" fo:font-weight="bold" loext:padding="0cm" loext:border="none"/>
    </style:style>
    <style:style style:name="P6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d464d" style:font-name="Open Sans" fo:letter-spacing="normal" fo:font-style="normal" fo:font-weight="normal"/>
    </style:style>
    <style:style style:name="P63" style:family="paragraph" style:parent-style-name="Text_20_body">
      <style:paragraph-properties fo:margin-left="0cm" fo:margin-right="0cm" fo:text-align="start" style:justify-single-word="false" fo:orphans="2" fo:widows="2" fo:text-indent="0cm" style:auto-text-indent="false"/>
    </style:style>
    <style:style style:name="P6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0.8000001907349pt" fo:letter-spacing="normal" fo:font-style="normal" fo:font-weight="normal"/>
    </style:style>
    <style:style style:name="P65" style:family="paragraph" style:parent-style-name="Text_20_body">
      <style:paragraph-properties fo:margin-left="0cm" fo:margin-right="0.106cm" fo:margin-top="0cm" fo:margin-bottom="0cm" loext:contextual-spacing="false" fo:text-align="center" style:justify-single-word="false" fo:orphans="2" fo:widows="2" fo:text-indent="0cm" style:auto-text-indent="false"/>
    </style:style>
    <style:style style:name="T1" style:family="text">
      <style:text-properties fo:color="#3d464d" style:font-name="Source Serif Pro" fo:font-size="10.8000001907349pt" fo:background-color="#f0f3f5" loext:char-shading-value="0" loext:padding="0cm" loext:border="none"/>
    </style:style>
    <style:style style:name="T2" style:family="text">
      <style:text-properties fo:color="#3d464d" style:font-name="Source Serif Pro" fo:font-size="10.8000001907349pt" loext:padding="0cm" loext:border="none"/>
    </style:style>
    <style:style style:name="T3" style:family="text">
      <style:text-properties fo:color="#3d464d" style:font-name="Open Sans" fo:font-size="10.8000001907349pt" fo:letter-spacing="normal" fo:font-weight="bold" officeooo:rsid="00184dd8" loext:padding="0cm" loext:border="none"/>
    </style:style>
    <style:style style:name="T4" style:family="text">
      <style:text-properties fo:color="#3d464d" style:font-name="Open Sans" fo:font-size="10.8000001907349pt" fo:letter-spacing="normal" fo:font-weight="bold" loext:padding="0cm" loext:border="none"/>
    </style:style>
    <style:style style:name="T5" style:family="text">
      <style:text-properties fo:color="#3d464d" style:font-name="Consolas" fo:font-size="10.8000001907349pt" loext:padding="0cm" loext:border="none"/>
    </style:style>
    <style:style style:name="T6" style:family="text">
      <style:text-properties fo:text-transform="uppercase" fo:color="#ffffff" style:text-line-through-style="none" style:text-line-through-type="none" style:font-name="Open Sans" fo:font-size="6.59999990463257pt" style:text-underline-style="none" fo:font-weight="bold" style:text-blinking="false" fo:background-color="#32a7e5" loext:char-shading-value="0" loext:padding="0cm" loext:border="none"/>
    </style:style>
    <style:style style:name="T7" style:family="text">
      <style:text-properties fo:text-transform="uppercase" fo:color="#ffffff" style:text-line-through-style="none" style:text-line-through-type="none" style:font-name="Open Sans" fo:font-size="6.59999990463257pt" fo:letter-spacing="normal" fo:font-style="normal" style:text-underline-style="none" fo:font-weight="bold" style:text-blinking="false" fo:background-color="#a3b7c0" loext:char-shading-value="0" loext:padding="0cm" loext:border="none"/>
    </style:style>
    <style:style style:name="T8" style:family="text">
      <style:text-properties fo:text-transform="uppercase" fo:color="#ffffff" style:text-line-through-style="none" style:text-line-through-type="none" fo:letter-spacing="normal" style:text-underline-style="none" style:text-blinking="false" fo:background-color="#a3b7c0" loext:char-shading-value="0" loext:padding="0cm" loext:border="none"/>
    </style:style>
    <style:style style:name="T9" style:family="text">
      <style:text-properties fo:color="#999999" style:font-name="Consolas" fo:font-size="10.8000001907349pt" loext:padding="0cm" loext:border="none"/>
    </style:style>
    <style:style style:name="T10" style:family="text">
      <style:text-properties fo:color="#0077aa" style:font-name="Consolas" fo:font-size="10.8000001907349pt" loext:padding="0cm" loext:border="none"/>
    </style:style>
    <style:style style:name="T11" style:family="text">
      <style:text-properties fo:color="#669900" style:font-name="Consolas" fo:font-size="10.8000001907349pt" loext:padding="0cm" loext:border="none"/>
    </style:style>
    <style:style style:name="T12" style:family="text">
      <style:text-properties fo:font-variant="normal" fo:text-transform="none" fo:color="#3d464d" style:font-name="Open Sans" fo:font-size="12pt" fo:letter-spacing="normal" fo:font-style="normal" fo:font-weight="bold"/>
    </style:style>
    <style:style style:name="T13" style:family="text">
      <style:text-properties fo:font-variant="normal" fo:text-transform="none" fo:color="#3d464d" style:font-name="Source Serif Pro" fo:font-size="10.8000001907349pt" fo:letter-spacing="normal" fo:font-style="normal" fo:font-weight="normal"/>
    </style:style>
    <style:style style:name="T14" style:family="text">
      <style:text-properties fo:font-variant="normal" fo:text-transform="none" fo:color="#3d464d" style:font-name="Source Serif Pro" fo:font-size="10.8000001907349pt" fo:letter-spacing="normal" fo:font-style="normal" fo:font-weight="normal" fo:background-color="#f0f3f5" loext:char-shading-value="0" loext:padding="0cm" loext:border="none"/>
    </style:style>
    <style:style style:name="T15" style:family="text">
      <style:text-properties fo:font-variant="normal" fo:text-transform="none" fo:color="#3d464d" style:font-name="Source Serif Pro" fo:font-size="10.8000001907349pt" fo:letter-spacing="normal" fo:font-style="normal" fo:font-weight="normal" loext:padding="0cm" loext:border="none"/>
    </style:style>
    <style:style style:name="T16" style:family="text">
      <style:text-properties fo:font-variant="normal" fo:text-transform="none" fo:color="#3d464d" style:font-name="Consolas" fo:font-size="10.8000001907349pt" fo:letter-spacing="normal" fo:font-style="normal" fo:font-weight="normal" loext:padding="0cm" loext:border="none"/>
    </style:style>
    <style:style style:name="T17" style:family="text">
      <style:text-properties fo:font-variant="normal" fo:text-transform="none" fo:color="#3d464d" fo:letter-spacing="normal" loext:padding="0cm" loext:border="none"/>
    </style:style>
    <style:style style:name="T18" style:family="text">
      <style:text-properties fo:font-variant="normal" fo:text-transform="none" fo:color="#a67f59" style:font-name="Consolas" fo:font-size="10.8000001907349pt" fo:letter-spacing="normal" fo:font-style="normal" fo:font-weight="normal" loext:padding="0cm" loext:border="none"/>
    </style:style>
    <style:style style:name="T19" style:family="text">
      <style:text-properties fo:font-variant="normal" fo:text-transform="none" fo:color="#990055" style:font-name="Consolas" fo:font-size="10.8000001907349pt" fo:letter-spacing="normal" fo:font-style="normal" fo:font-weight="normal" loext:padding="0cm" loext:border="none"/>
    </style:style>
    <style:style style:name="T20" style:family="text">
      <style:text-properties fo:font-variant="normal" fo:text-transform="none" fo:color="#669900" style:font-name="Consolas" fo:font-size="10.8000001907349pt" fo:letter-spacing="normal" fo:font-style="normal" fo:font-weight="normal" loext:padding="0cm" loext:border="none"/>
    </style:style>
    <style:style style:name="T21" style:family="text">
      <style:text-properties fo:font-variant="normal" fo:text-transform="none" fo:color="#999999" style:font-name="Consolas" fo:font-size="10.8000001907349pt" fo:letter-spacing="normal" fo:font-style="normal" fo:font-weight="normal" loext:padding="0cm" loext:border="none"/>
    </style:style>
    <style:style style:name="T22" style:family="text">
      <style:text-properties fo:font-variant="normal" fo:text-transform="none" fo:color="#0077aa" style:font-name="Consolas" fo:font-size="10.8000001907349pt" fo:letter-spacing="normal" fo:font-style="normal" fo:font-weight="normal" loext:padding="0cm" loext:border="none"/>
    </style:style>
    <style:style style:name="T23" style:family="text">
      <style:text-properties fo:font-variant="normal" fo:text-transform="none" style:font-name="Source Serif Pro" fo:font-size="10.8000001907349pt" fo:font-style="normal" fo:font-weight="normal"/>
    </style:style>
    <style:style style:name="T24" style:family="text">
      <style:text-properties fo:font-size="12pt"/>
    </style:style>
    <style:style style:name="T25" style:family="text">
      <style:text-properties fo:font-size="12pt" fo:font-weight="bold" loext:padding="0cm" loext:border="none"/>
    </style:style>
    <style:style style:name="T26" style:family="text">
      <style:text-properties fo:font-weight="bold"/>
    </style:style>
    <style:style style:name="T27" style:family="text">
      <style:text-properties fo:font-weight="bold" loext:padding="0cm" loext:border="none"/>
    </style:style>
    <style:style style:name="T28" style:family="text">
      <style:text-properties fo:font-size="8.39999961853027pt" fo:font-weight="bold"/>
    </style:style>
    <style:style style:name="T29" style:family="text">
      <style:text-properties fo:font-size="8.39999961853027pt" fo:font-weight="bold" loext:padding="0cm" loext:border="none"/>
    </style:style>
    <style:style style:name="fr1" style:family="graphic" style:parent-style-name="Frame">
      <style:graphic-properties fo:margin-left="0cm" fo:margin-right="0cm" fo:margin-top="0.085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it</text:p>
      <text:p text:style-name="P5"/>
      <text:h text:style-name="P1" text:outline-level="1">Instalando o Git</text:h>
      <text:h text:style-name="P4" text:outline-level="2">Transcrição</text:h>
      <text:p text:style-name="Text_20_body">Vamos instalar o Git para começarmos a controlar as versões dos nossos códigos. Para isso, basta pesquisarmos por "git" na internet, e clicarmos no que provavelmente será o primeiro resultado, o <text:a xlink:type="simple" xlink:href="http://git-scm.com/" office:target-frame-name="_blank" xlink:show="new" text:style-name="Internet_20_link" text:visited-style-name="Visited_20_Internet_20_Link">site oficial</text:a>. Nele, temos algumas informações sobre o que é o Git, mas por ora clicaremos no botão de download, neste caso, "Download 2.21.0 for Windows".</text:p>
      <text:p text:style-name="Quotations">Caso você esteja utilizando Linux, algumas distribuições já vêm com o Git instalado, então é só abrir o Terminal e digitar "git" para verificar isto. Se ele não estiver instalado, o gerenciador de pacotes da sua distribuição, por exemplo o APT para Ubuntu ou derivados de Debian, o DNF para Fedora, com certeza possuem uma versão do Git, basta executar a instalação por meio da linha de comando.</text:p>
      <text:p text:style-name="Text_20_body">Feito o download, executaremos o arquivo, e durante a instalação, existem alguns pontos interessantes que o Git nos traz, sendo o Git Bash um deles, que é uma forma de digitar comandos que passaremos a utilizar no Windows. Não que não seja possível optar pelo Prompt de comando padrão do Windows. A diferença é que o Git Bash fornece comandos com os quais quem desenvolve em Linux já está acostumado a usar, como o <text:span text:style-name="Source_20_Text">ls</text:span> para mostrar arquivos e pastas existentes no diretório atual.</text:p>
      <text:p text:style-name="Text_20_body">Manteremos a instalação padrão e clicaremos em "Next". Em "Adjusting your PATH environment", é possível definir se iremos usar apenas o Git Bash, ou então o Git de qualquer outra interface de linha de comando, portanto também deixaremos marcada a opção padrão. Caso você queira ler com maior atenção cada uma das etapas de instalação, não tem problema, mas para o que faremos neste curso, as opções padrões são o suficiente.</text:p>
      <text:p text:style-name="Text_20_body">Finalizada a instalação, desmarcaremos o box de "View Release Notes" e marcaremos "Launch Git Bash", para que se inicie a execução do Git Bash. A aparência é muito similar à de um Terminal, com a diferença de que no Prompt de comando digitaríamos, por exemplo, <text:span text:style-name="Source_20_Text">dir</text:span> para que fossem exibidas as pastas existentes, sendo que no Linux e no Mac utilizamos <text:span text:style-name="Source_20_Text">ls</text:span>.</text:p>
      <text:p text:style-name="Text_20_body">Com isso, temos um novo Terminal instalado, além do próprio Git, e para garantirmos isso, podemos executar <text:span text:style-name="Source_20_Text">git --version</text:span>, ao que será retornado <text:span text:style-name="Source_20_Text">git version 2.21.0.windows.1</text:span>, neste caso. Não se atente à versão neste momento, caso você esteja com uma versão mais recente, não tem problema também.</text:p>
      <text:p text:style-name="Text_20_body">Poderemos começar a controlar um código, um projeto. Mas o que desenvolveremos durante este curso? Vamos conversar um pouco melhor sobre isso a seguir!</text:p>
      <text:h text:style-name="P1" text:outline-level="1"><text:soft-page-break/>Repositórios</text:h>
      <text:h text:style-name="P4" text:outline-level="2">Transcrição</text:h>
      <text:p text:style-name="Text_20_body">O projeto que desenvolveremos durante o curso será uma página HTML de cursos na Alura, simples, sem estilos, para que possamos de fato focar no Git, e não precisemos adentrar em detalhes de nenhuma linguagem de programação. Queremos que um repositório do Git seja inicializado, e para tal usamos o comando <text:span text:style-name="Source_20_Text">git init</text:span>.</text:p>
      <text:p text:style-name="Text_20_body">Assim, todas as alterações que forem realizadas no arquivo localizado dentro deste repositório poderão ser mostradas pelo Git, com indicações do que foi modificado, quem modificou, quando, e por aí vai. Ainda não entraremos em detalhes, mas reparem que, a partir do momento em que digitamos <text:span text:style-name="Source_20_Text">git init</text:span>, uma informação foi acrescentada no final do Git Bash (<text:span text:style-name="Source_20_Text">(master)</text:span>).</text:p>
      <text:p text:style-name="Text_20_body">Caso você esteja utilizando o Terminal padrão do Linux ou do Mac, e esta opção não aparecer, não tem problema nenhum, não significa que não esteja funcionando, é simplesmente uma informação a mais, trazida pelo Git Bash. Mas como saberemos que o comando <text:span text:style-name="Source_20_Text">git init</text:span> está "enxergando" a pasta e entendendo as modificações?</text:p>
      <text:p text:style-name="Text_20_body">Um comando que mostra o estado do nosso repositório, ou seja, quais arquivos foram alterados, ou não, é o <text:span text:style-name="Source_20_Text">git status</text:span>. Ao ser rodado, neste caso, por exemplo, ele nos informa que está sendo rodado no ramo, ou branch master (<text:span text:style-name="Source_20_Text">On branch master</text:span>), e que não possui nenhum commit (<text:span text:style-name="Source_20_Text">No commits yet</text:span>).</text:p>
      <text:p text:style-name="Text_20_body">Além disso, é indicado que há arquivos não monitorados (<text:span text:style-name="Source_20_Text">Untracked files</text:span>) em nosso projeto, justamente <text:span text:style-name="Source_20_Text">index.html</text:span>, que é o único arquivo que temos por enquanto. É indicado que utilizemos o comando <text:span text:style-name="Source_20_Text">git add</text:span> junto ao nome do arquivo para que possamos inclui-lo no que se quer "commitar".</text:p>
      <text:p text:style-name="Text_20_body">Antes de entrarmos em maiores detalhes, e entendermos o que é um commit, um branch, já temos um conceito de <text:span text:style-name="Strong_20_Emphasis">repositório</text:span>, e informamos ao Git que esta pasta em específico é um repositório do Git, então, tudo que estiver dentro desta pasta, a menos que informemos o contrário, será monitorado e analisado pelo Git e, se for o caso, salvar as alterações, ou não.</text:p>
      <text:p text:style-name="Text_20_body">Como o Git mesmo nos informa, o arquivo que usaremos ainda não está sendo monitorado, então, poderemos utilizar o comando <text:span text:style-name="Source_20_Text">git add</text:span>? Veremos tudo isso adiante!</text:p>
      <text:p text:style-name="P5"/>
      <text:h text:style-name="P30" text:outline-level="1"><text:span text:style-name="T28">08</text:span><text:span text:style-name="T26">Consolidando o seu conhecimento</text:span></text:h>
      <text:p text:style-name="P14"><text:a xlink:type="simple" xlink:href="https://cursos.alura.com.br/course/git-github-controle-de-versao/task/57855/next" text:style-name="Internet_20_link" text:visited-style-name="Visited_20_Internet_20_Link"><text:span text:style-name="T6">PRÓXIMA ATIVIDADE</text:span></text:a></text:p>
      <text:p text:style-name="P11"><draw:frame draw:style-name="fr1" draw:name="Quadro6" text:anchor-type="char" svg:width="0.041cm" draw:z-index="5"><draw:text-box fo:min-height="0.041cm"><text:list xml:id="list158627838" text:style-name="L6"><text:list-item><text:p text:style-name="P43"/></text:list-item></text:list></draw:text-box></draw:frame>Chegou a hora de você pôr em prática o que foi visto na aula. Para isso, execute os passos listados abaixo.</text:p>
      <text:p text:style-name="P23"/>
      <text:p text:style-name="P9"><text:span text:style-name="T15">1) Crie uma pasta (onde preferir) e dentro dela salve o arquivo </text:span><text:span text:style-name="Strong_20_Emphasis"><text:span text:style-name="T15">index.html</text:span></text:span><text:span text:style-name="T15">, com o seguinte conteúdo:</text:span></text:p>
      <text:p text:style-name="P36"><text:span text:style-name="Source_20_Text"><text:span text:style-name="T18">&lt;!DOCTYPE html&gt;</text:span></text:span></text:p>
      <text:p text:style-name="P36"><text:span text:style-name="Source_20_Text"><text:span text:style-name="T19">&lt;html</text:span></text:span><text:span text:style-name="Source_20_Text"><text:span text:style-name="T16"> </text:span></text:span><text:span text:style-name="Source_20_Text"><text:span text:style-name="T20">lang</text:span></text:span><text:span text:style-name="Source_20_Text"><text:span text:style-name="T21">=</text:span></text:span><text:span text:style-name="Source_20_Text"><text:span text:style-name="T22">"en"</text:span></text:span><text:span text:style-name="Source_20_Text"><text:span text:style-name="T19">&gt;</text:span></text:span></text:p>
      <text:p text:style-name="P36"><text:soft-page-break/><text:span text:style-name="Source_20_Text"><text:span text:style-name="T19">&lt;head&gt;</text:span></text:span></text:p>
      <text:p text:style-name="P36"><text:span text:style-name="Source_20_Text"><text:span text:style-name="T17"><text:s text:c="4"/></text:span></text:span><text:span text:style-name="Source_20_Text"><text:span text:style-name="T19">&lt;meta</text:span></text:span><text:span text:style-name="Source_20_Text"><text:span text:style-name="T16"> </text:span></text:span><text:span text:style-name="Source_20_Text"><text:span text:style-name="T20">charset</text:span></text:span><text:span text:style-name="Source_20_Text"><text:span text:style-name="T21">=</text:span></text:span><text:span text:style-name="Source_20_Text"><text:span text:style-name="T22">"UTF-8"</text:span></text:span><text:span text:style-name="Source_20_Text"><text:span text:style-name="T19">&gt;</text:span></text:span></text:p>
      <text:p text:style-name="P36"><text:span text:style-name="Source_20_Text"><text:span text:style-name="T17"><text:s text:c="4"/></text:span></text:span><text:span text:style-name="Source_20_Text"><text:span text:style-name="T19">&lt;title&gt;</text:span></text:span><text:span text:style-name="Source_20_Text"><text:span text:style-name="T16">Cursos da Alura</text:span></text:span><text:span text:style-name="Source_20_Text"><text:span text:style-name="T19">&lt;/title&gt;</text:span></text:span></text:p>
      <text:p text:style-name="P36"><text:span text:style-name="Source_20_Text"><text:span text:style-name="T19">&lt;/head&gt;</text:span></text:span></text:p>
      <text:p text:style-name="P36"><text:span text:style-name="Source_20_Text"><text:span text:style-name="T19">&lt;body&gt;</text:span></text:span></text:p>
      <text:p text:style-name="P36"><text:span text:style-name="Source_20_Text"><text:span text:style-name="T17"><text:s text:c="4"/></text:span></text:span><text:span text:style-name="Source_20_Text"><text:span text:style-name="T19">&lt;ul&gt;</text:span></text:span></text:p>
      <text:p text:style-name="P36"><text:span text:style-name="Source_20_Text"><text:span text:style-name="T17"><text:s text:c="8"/></text:span></text:span><text:span text:style-name="Source_20_Text"><text:span text:style-name="T19">&lt;li&gt;</text:span></text:span><text:span text:style-name="Source_20_Text"><text:span text:style-name="T16">Vagrant</text:span></text:span><text:span text:style-name="Source_20_Text"><text:span text:style-name="T19">&lt;/li&gt;</text:span></text:span></text:p>
      <text:p text:style-name="P36"><text:span text:style-name="Source_20_Text"><text:span text:style-name="T17"><text:s text:c="8"/></text:span></text:span><text:span text:style-name="Source_20_Text"><text:span text:style-name="T19">&lt;li&gt;</text:span></text:span><text:span text:style-name="Source_20_Text"><text:span text:style-name="T16">Docker</text:span></text:span><text:span text:style-name="Source_20_Text"><text:span text:style-name="T19">&lt;/li&gt;</text:span></text:span></text:p>
      <text:p text:style-name="P36"><text:span text:style-name="Source_20_Text"><text:span text:style-name="T17"><text:s text:c="8"/></text:span></text:span><text:span text:style-name="Source_20_Text"><text:span text:style-name="T19">&lt;li&gt;</text:span></text:span><text:span text:style-name="Source_20_Text"><text:span text:style-name="T16">Ansible</text:span></text:span><text:span text:style-name="Source_20_Text"><text:span text:style-name="T19">&lt;/li&gt;</text:span></text:span></text:p>
      <text:p text:style-name="P36"><text:span text:style-name="Source_20_Text"><text:span text:style-name="T17"><text:s text:c="8"/></text:span></text:span><text:span text:style-name="Source_20_Text"><text:span text:style-name="T19">&lt;li&gt;</text:span></text:span><text:span text:style-name="Source_20_Text"><text:span text:style-name="T16">Integração Continua</text:span></text:span><text:span text:style-name="Source_20_Text"><text:span text:style-name="T19">&lt;/li&gt;</text:span></text:span></text:p>
      <text:p text:style-name="P36"><text:span text:style-name="Source_20_Text"><text:span text:style-name="T17"><text:s text:c="4"/></text:span></text:span><text:span text:style-name="Source_20_Text"><text:span text:style-name="T19">&lt;/ul&gt;</text:span></text:span></text:p>
      <text:p text:style-name="P36"><text:span text:style-name="Source_20_Text"><text:span text:style-name="T19">&lt;/body&gt;</text:span></text:span></text:p>
      <text:p text:style-name="P36"><text:span text:style-name="Source_20_Text"><text:span text:style-name="T19">&lt;/html&gt;</text:span></text:span><text:span text:style-name="T16">COPIAR CÓDIGO</text:span></text:p>
      <text:p text:style-name="P9"><text:span text:style-name="T15">2) No terminal (ou </text:span><text:span text:style-name="Strong_20_Emphasis"><text:span text:style-name="T15">Git Bash</text:span></text:span><text:span text:style-name="T15">, no Windows) navegue até a pasta recém criada (utilize o comando </text:span><text:span text:style-name="Source_20_Text"><text:span text:style-name="T14">cd</text:span></text:span><text:span text:style-name="T15"> para navegar entre pastas);</text:span></text:p>
      <text:p text:style-name="P9"><text:span text:style-name="T15">3) Na pasta do projeto, execute o comando </text:span><text:span text:style-name="Source_20_Text"><text:span text:style-name="T14">git init</text:span></text:span><text:span text:style-name="T15"> para inicializar um repositório Git;</text:span></text:p>
      <text:p text:style-name="P9"><text:span text:style-name="T15">4) Execute o comando </text:span><text:span text:style-name="Source_20_Text"><text:span text:style-name="T14">git status</text:span></text:span><text:span text:style-name="T15"> para garantir que você está em um repositório Git e que o arquivo </text:span><text:span text:style-name="Strong_20_Emphasis"><text:span text:style-name="T15">index.html</text:span></text:span><text:span text:style-name="T15"> é reconhecido. Leia com calma a saída deste comando. Nem tudo estará claro ainda, mas durante o treinamento ficará!</text:span></text:p>
      <text:h text:style-name="P2" text:outline-level="1">O que aprendemos?</text:h>
      <text:p text:style-name="P14"><text:a xlink:type="simple" xlink:href="https://cursos.alura.com.br/course/git-github-controle-de-versao/task/57856/next" text:style-name="Internet_20_link" text:visited-style-name="Visited_20_Internet_20_Link"><text:span text:style-name="T6">PRÓXIMA ATIVIDADE</text:span></text:a></text:p>
      <text:p text:style-name="P11"><draw:frame draw:style-name="fr1" draw:name="Quadro7" text:anchor-type="char" svg:width="0.041cm" draw:z-index="6"><draw:text-box fo:min-height="0.041cm"><text:list xml:id="list1295056964" text:style-name="L7"><text:list-item><text:p text:style-name="P44"/></text:list-item></text:list></draw:text-box></draw:frame>Nesta aula, aprendemos:</text:p>
      <text:list xml:id="list2744971068" text:style-name="L8">
        <text:list-item>
          <text:p text:style-name="P51"><text:span text:style-name="T15">O que são (e para que servem) </text:span><text:span text:style-name="Strong_20_Emphasis"><text:span text:style-name="T15">sistemas de controle de versões</text:span></text:span><text:span text:style-name="T15"> e como eles podem ajudar o nosso fluxo de desenvolvimento</text:span></text:p>
          <text:list>
            <text:list-item>
              <text:p text:style-name="P56">Nos ajudam a manter um histórico de alterações;</text:p>
            </text:list-item>
            <text:list-item>
              <text:p text:style-name="P56">Nos ajudam a ter controle sobre cada alteração no código;</text:p>
            </text:list-item>
            <text:list-item>
              <text:p text:style-name="P56">Nos ajudam para que uma alteração de determinada pessoa não influencie na alteração realizada por outra;</text:p>
            </text:list-item>
            <text:list-item>
              <text:p text:style-name="P56">Etc.</text:p>
            </text:list-item>
          </text:list>
        </text:list-item>
        <text:list-item>
          <text:p text:style-name="P56">O que é o Git e como instalá-lo</text:p>
        </text:list-item>
        <text:list-item>
          <text:p text:style-name="P51"><text:span text:style-name="T15">Que com o comando </text:span><text:span text:style-name="Source_20_Text"><text:span text:style-name="T14">git init</text:span></text:span><text:span text:style-name="T15"> nós conseguimos criar um repositório Git;</text:span></text:p>
        </text:list-item>
        <text:list-item>
          <text:p text:style-name="P51"><text:span text:style-name="T15">Como analisar o estado do nosso repositório através do comando </text:span><text:span text:style-name="Source_20_Text"><text:span text:style-name="T14">git status</text:span></text:span><text:span text:style-name="T15">.</text:span></text:p>
        </text:list-item>
      </text:list>
      <text:p text:style-name="P37"/>
      <text:h text:style-name="P1" text:outline-level="1">Salvando alterações</text:h>
      <text:p text:style-name="P8"><text:span text:style-name="T3">Transcrição</text:span><text:span text:style-name="T2">Já criamos nosso primeiro repositório, então, se executarmos </text:span><text:span text:style-name="Source_20_Text"><text:span text:style-name="T1">git status</text:span></text:span><text:span text:style-name="T2"> dentro da pasta em que trabalhamos anteriormente, veremos que trata-se de um repositório Git, porém, seu arquivo </text:span><text:soft-page-break/><text:span text:style-name="T2">ainda não está sendo monitorado, ou seja, ele não está salvo no histórico do Git. Para salvarmos uma alteração, ou um arquivo nele, precisaremos que ele monitore o arquivo, e suas mudanças.</text:span></text:p>
      <text:p text:style-name="P8"><text:span text:style-name="T2">Como o arquivo </text:span><text:span text:style-name="Source_20_Text"><text:span text:style-name="T1">index.html</text:span></text:span><text:span text:style-name="T2"> ainda não está sendo monitorado, e nunca foi editado e salvo pelo Git, utilizaremos o comando </text:span><text:span text:style-name="Source_20_Text"><text:span text:style-name="T1">git add index.html</text:span></text:span><text:span text:style-name="T2">. Se tivéssemos vários arquivos, não precisaríamos colocar seus nomes um a um, bastando </text:span><text:span text:style-name="Source_20_Text"><text:span text:style-name="T1">git add .</text:span></text:span><text:span text:style-name="T2"> para que todos os arquivos da pasta atual sejam monitorados.</text:span></text:p>
      <text:p text:style-name="P8"><text:span text:style-name="T2">Com isso, se rodarmos </text:span><text:span text:style-name="Source_20_Text"><text:span text:style-name="T1">git status</text:span></text:span><text:span text:style-name="T2">, desta vez teremos um retorno diferente, incluindo </text:span><text:span text:style-name="Source_20_Text"><text:span text:style-name="T1">Changes to committed</text:span></text:span><text:span text:style-name="T2">, isto é, "mudanças a serem commitadas", ou salvas, enviadas. Inclusive, é indicado que poderíamos executar </text:span><text:span text:style-name="Source_20_Text"><text:span text:style-name="T1">git rm</text:span></text:span><text:span text:style-name="T2"> para remover o arquivo e para que o mesmo deixe de ser monitorado, o que não queremos fazer.</text:span></text:p>
      <text:p text:style-name="P8"><text:span text:style-name="T2">Queremos salvar as alterações, e o que poderemos entender como sendo um </text:span><text:span text:style-name="Emphasis"><text:span text:style-name="T2">check point</text:span></text:span><text:span text:style-name="T2"> para indicar que houve mudança, seria o </text:span><text:span text:style-name="Strong_20_Emphasis"><text:span text:style-name="T2">commit</text:span></text:span><text:span text:style-name="T2">, que precisa ter modificações, que já adicionamos, mas também precisa ter uma mensagem, o que criaremos agora. Por já termos adicionado as modificações a serem enviadas, executaremos simplesmente </text:span><text:span text:style-name="Source_20_Text"><text:span text:style-name="T1">git commit -m "Criando arquivo index.html com lista de cursos"</text:span></text:span><text:span text:style-name="T2">, em que o parâmetro </text:span><text:span text:style-name="Source_20_Text"><text:span text:style-name="T1">-m</text:span></text:span><text:span text:style-name="T2"> serve para passarmos uma mensagem de commit, que será incluído entre aspas.</text:span></text:p>
      <text:p text:style-name="P20"><text:span text:style-name="T2">A boa prática pede para colocarmos mensagens </text:span><text:span text:style-name="Strong_20_Emphasis"><text:span text:style-name="T2">descritivas</text:span></text:span><text:span text:style-name="T2">, evitando que fiquem muito grandes.</text:span></text:p>
      <text:p text:style-name="P8"><text:span text:style-name="T2">Quando dermos "Enter", o Git Bash nos informa que este é o </text:span><text:span text:style-name="Source_20_Text"><text:span text:style-name="T1">root-commit</text:span></text:span><text:span text:style-name="T2">, commit base dentro de um master, e exibe a mensagem que configuramos. Também é mostrado quais foram as alterações, no caso, apenas 1, com 15 inserções (linhas). Se executarmos </text:span><text:span text:style-name="Source_20_Text"><text:span text:style-name="T1">git status</text:span></text:span><text:span text:style-name="T2"> novamente, teremos que não há nada a ser commitado, entretanto ele não mostra mais que não há commits ainda.</text:span></text:p>
      <text:p text:style-name="P8"><text:span text:style-name="T2">Vamos fazer uma modificação simples, como colocar um acento agudo em "Contínua" de </text:span><text:span text:style-name="Source_20_Text"><text:span text:style-name="T1">&lt;li&gt;Integração Contínua&lt;/li&gt;</text:span></text:span><text:span text:style-name="T2">. Salvaremos e reexecutaremos </text:span><text:span text:style-name="Source_20_Text"><text:span text:style-name="T1">git status</text:span></text:span><text:span text:style-name="T2">, e obteremos a indicação de que há uma modificação não salva. Para isso, executaremos </text:span><text:span text:style-name="Source_20_Text"><text:span text:style-name="T1">git add index.html</text:span></text:span><text:span text:style-name="T2">. Com outro </text:span><text:span text:style-name="Source_20_Text"><text:span text:style-name="T1">git status</text:span></text:span><text:span text:style-name="T2">, teremos a mensagem de que há mudanças a serem commitadas. Usaremos </text:span><text:span text:style-name="Source_20_Text"><text:span text:style-name="T1">clear</text:span></text:span><text:span text:style-name="T2"> para limparmos a tela, e então </text:span><text:span text:style-name="Source_20_Text"><text:span text:style-name="T1">git commit -m "Acento adicionado no curso de Integração Contínua"</text:span></text:span><text:span text:style-name="T2"> e pressionaremos "Enter".</text:span></text:p>
      <text:p text:style-name="P10">Conseguiremos acessar uma espécie de lista de commits realizados de forma muito simples, por meio de um comando que veremos a seguir.</text:p>
      <text:p text:style-name="P13"/>
      <text:p text:style-name="P22"/>
      <text:h text:style-name="P2" text:outline-level="1">Para saber mais: Quem é você</text:h>
      <text:p text:style-name="P14"><text:a xlink:type="simple" xlink:href="https://cursos.alura.com.br/course/git-github-controle-de-versao/task/71071/next" text:style-name="Internet_20_link" text:visited-style-name="Visited_20_Internet_20_Link"><text:span text:style-name="T6">PRÓXIMA ATIVIDADE</text:span></text:a></text:p>
      <text:p text:style-name="P10"><draw:frame draw:style-name="fr1" draw:name="Quadro1" text:anchor-type="char" svg:width="0.041cm" draw:z-index="0"><draw:text-box fo:min-height="0.041cm"><text:list xml:id="list2115173833" text:style-name="L1"><text:list-item><text:p text:style-name="P38"/></text:list-item></text:list></draw:text-box></draw:frame>Antes de qualquer interação com o git, você precisa informar quem é você para que ele armazene corretamente os dados do autor de cada uma das alterações no código.</text:p>
      <text:p text:style-name="P10"><text:soft-page-break/>No vídeo eu não fiz isso pois o git já estava configurado na máquina, mas para você fazer isso na sua, caso esteja começando a utilizar o git agora, basta digitar os seguintes comandos (estando na pasta do repositório git):</text:p>
      <text:p text:style-name="P7"><text:span text:style-name="Source_20_Text"><text:span text:style-name="T5">git config </text:span></text:span><text:span text:style-name="Source_20_Text"><text:span text:style-name="T9">--</text:span></text:span><text:span text:style-name="Source_20_Text"><text:span text:style-name="T10">local</text:span></text:span><text:span text:style-name="Source_20_Text"><text:span text:style-name="T5"> user</text:span></text:span><text:span text:style-name="Source_20_Text"><text:span text:style-name="T9">.</text:span></text:span><text:span text:style-name="Source_20_Text"><text:span text:style-name="T5">name </text:span></text:span><text:span text:style-name="Source_20_Text"><text:span text:style-name="T11">"Seu nome aqui"</text:span></text:span></text:p>
      <text:p text:style-name="P7"><text:span text:style-name="Source_20_Text"><text:span text:style-name="T5">git config </text:span></text:span><text:span text:style-name="Source_20_Text"><text:span text:style-name="T9">--</text:span></text:span><text:span text:style-name="Source_20_Text"><text:span text:style-name="T10">local</text:span></text:span><text:span text:style-name="Source_20_Text"><text:span text:style-name="T5"> user</text:span></text:span><text:span text:style-name="Source_20_Text"><text:span text:style-name="T9">.</text:span></text:span><text:span text:style-name="Source_20_Text"><text:span text:style-name="T5">email </text:span></text:span><text:span text:style-name="Source_20_Text"><text:span text:style-name="T11">"seu@email.aqui"</text:span></text:span><text:span text:style-name="T5">COPIAR CÓDIGO</text:span></text:p>
      <text:p text:style-name="P13"/>
      <text:p text:style-name="P5"><text:span text:style-name="T12">Vendo o histórico</text:span> </text:p>
      <text:h text:style-name="P6" text:outline-level="2">Transcrição</text:h>
      <text:p text:style-name="P9"><text:span text:style-name="T15">Anteriormente, ficamos com a dúvida: como poderemos verificar o histórico de alterações, cada mensagem de commits feitos, o andamento do nosso projeto? O comando que poderemos utilizar para isto é </text:span><text:span text:style-name="Source_20_Text"><text:span text:style-name="T14">git log</text:span></text:span><text:span text:style-name="T15">, que nos mostrará diversas informações, sendo o primeiro deles um </text:span><text:span text:style-name="Strong_20_Emphasis"><text:span text:style-name="T15">hash do commit</text:span></text:span><text:span text:style-name="T15">, uma identificação única de cada commit, isto é, </text:span><text:span text:style-name="Strong_20_Emphasis"><text:span text:style-name="T15">não existem dois commits com o mesmo hash</text:span></text:span><text:span text:style-name="T15">.</text:span></text:p>
      <text:p text:style-name="P9"><text:span text:style-name="T15">Assim, conseguiremos realizar algumas manipulações, que veremos mais adiante. A informação seguinte se refere ao </text:span><text:span text:style-name="Strong_20_Emphasis"><text:span text:style-name="T15">branch</text:span></text:span><text:span text:style-name="T15">, ou "ramo" em que o commit se encontra. Neste caso, verificamos que há </text:span><text:span text:style-name="Source_20_Text"><text:span text:style-name="T14">HEAD</text:span></text:span><text:span text:style-name="T15"> e </text:span><text:span text:style-name="Source_20_Text"><text:span text:style-name="T14">master</text:span></text:span><text:span text:style-name="T15">. Isto quer dizer que </text:span><text:span text:style-name="Source_20_Text"><text:span text:style-name="T14">HEAD</text:span></text:span><text:span text:style-name="T15"> é o local onde nos encontramos, no nosso código, onde acontecem as alterações que fizermos, e que estamos em um ramo denominado </text:span><text:span text:style-name="Source_20_Text"><text:span text:style-name="T14">master</text:span></text:span><text:span text:style-name="T15">.</text:span></text:p>
      <text:p text:style-name="P9"><text:span text:style-name="T15">Além disso, temos a autoria do commit, e-mail configurado, data de commit, e mensagem. Mas como é que o Git sabe que este e-mail é o seu? Eu já tinha utilizado o Git algumas vezes neste computador, então algumas configurações já estavam definidas, o que é possível fazermos a partir do comando </text:span><text:span text:style-name="Source_20_Text"><text:span text:style-name="T14">git config --local</text:span></text:span><text:span text:style-name="T15"> para cada projeto, ou, para a máquina toda, utilizando o </text:span><text:span text:style-name="Source_20_Text"><text:span text:style-name="T14">git config --global</text:span></text:span><text:span text:style-name="T15">.</text:span></text:p>
      <text:p text:style-name="P9"><text:span text:style-name="T15">Por enquanto, modificaremos as configurações para este único projeto, ou seja, as configurações definidas por meio deste comando só serão válidas para este repositório. Como anteriormente só foi exibido meu e-mail, configuraremos o nome, com </text:span><text:span text:style-name="Source_20_Text"><text:span text:style-name="T14">git config --local user.name "Vinicius Dias"</text:span></text:span><text:span text:style-name="T15">, após o qual pressionaremos "Enter".</text:span></text:p>
      <text:p text:style-name="P9"><text:span text:style-name="T15">Poderemos visualizar as configurações salvas por meio de </text:span><text:span text:style-name="Source_20_Text"><text:span text:style-name="T14">git config user.name</text:span></text:span><text:span text:style-name="T15">, ou </text:span><text:span text:style-name="Source_20_Text"><text:span text:style-name="T14">git config user.email</text:span></text:span><text:span text:style-name="T15">. Então, os commits que fizermos a partir daqui terão este nome. Mas será que existe alguma alternativa ao </text:span><text:span text:style-name="Source_20_Text"><text:span text:style-name="T14">git log</text:span></text:span><text:span text:style-name="T15">?</text:span></text:p>
      <text:p text:style-name="P9"><text:span text:style-name="T15">Sim, existem várias! Uma das mais comuns nos permite visualizar todos os commits, sendo que cada uma ocupa uma única linha: </text:span><text:span text:style-name="Source_20_Text"><text:span text:style-name="T14">git log --oneline</text:span></text:span><text:span text:style-name="T15">. E se em vez de menos informações quisermos mais, como as alterações do commit, usaremos </text:span><text:span text:style-name="Source_20_Text"><text:span text:style-name="T14">git log -p</text:span></text:span><text:span text:style-name="T15">. O formato em que elas são exibidas conta com a versão anterior em vermelho, e a versão modificada logo abaixo, em verde.</text:span></text:p>
      <text:p text:style-name="P9"><text:span text:style-name="T15">Existe uma infinidade de formatos que podemos usar como filtros para mostrar nosso histórico, e em </text:span><text:a xlink:type="simple" xlink:href="http://devhints.io/git-log" office:target-frame-name="_blank" xlink:show="new" text:style-name="Internet_20_link" text:visited-style-name="Visited_20_Internet_20_Link">git log cheatsheet</text:a><text:span text:style-name="T15"> há vários delas. Como exemplo, testaremos </text:span><text:span text:style-name="Source_20_Text"><text:span text:style-name="T14">git log --pretty="format:%H"</text:span></text:span><text:span text:style-name="T15">, comando que nos traz apenas o hash. O comando </text:span><text:span text:style-name="Source_20_Text"><text:span text:style-name="T14">git log --pretty="format:%h %s"</text:span></text:span><text:span text:style-name="T15">, por sua vez, traz o hash resumido seguido pela mensagem do commit. Assim, podemos gerar o histórico da nossa aplicação em formatos personalizados.</text:span></text:p>
      <text:p text:style-name="P11">Aqui no curso estamos usando o VS Code — é possível utilizar qualquer editor de sua preferência —, mas imaginemos que estejamos usando uma IDE que cria uma pasta contendo configurações, os quais não queremos que o Git fique monitorando. De que forma podemos informá-lo disto? Veremos a seguir!</text:p>
      <text:p text:style-name="P5"/>
      <text:h text:style-name="P2" text:outline-level="1">Para saber mais: git log</text:h>
      <text:p text:style-name="P14"><text:a xlink:type="simple" xlink:href="https://cursos.alura.com.br/course/git-github-controle-de-versao/task/57887/next" text:style-name="Internet_20_link" text:visited-style-name="Visited_20_Internet_20_Link"><text:span text:style-name="T6">PRÓXIMA ATIVIDADE</text:span></text:a></text:p>
      <text:p text:style-name="P8"><draw:frame draw:style-name="fr1" draw:name="Quadro2" text:anchor-type="char" svg:width="0.041cm" draw:z-index="1"><draw:text-box fo:min-height="0.041cm"><text:list xml:id="list3537966522" text:style-name="L2"><text:list-item><text:p text:style-name="P39"/></text:list-item></text:list></draw:text-box></draw:frame><text:soft-page-break/><text:span text:style-name="T2">Conforme vimos no último vídeo, podemos visualizar o histórico de alterações em nosso projeto de forma muito fácil, através do comando </text:span><text:span text:style-name="Source_20_Text"><text:span text:style-name="T1">git log</text:span></text:span><text:span text:style-name="T2">.</text:span></text:p>
      <text:p text:style-name="P8"><text:span text:style-name="T2">Apesar de ser fácil, este comando é muito poderoso. Execute </text:span><text:span text:style-name="Source_20_Text"><text:span text:style-name="T1">git log --help</text:span></text:span><text:span text:style-name="T2"> e veja algumas das opções possíveis. Para alguns exemplos mais fáceis de entender, você pode pesquisar sobre </text:span><text:span text:style-name="Source_20_Text"><text:span text:style-name="T1">git log</text:span></text:span><text:span text:style-name="T2"> ou dar uma olhada neste link: </text:span><text:a xlink:type="simple" xlink:href="https://devhints.io/git-log" office:target-frame-name="_blank" xlink:show="new" text:style-name="Internet_20_link" text:visited-style-name="Visited_20_Internet_20_Link">https://devhints.io/git-log</text:a><text:span text:style-name="T2">.</text:span></text:p>
      <text:p text:style-name="P13"/>
      <text:h text:style-name="P3" text:outline-level="1">Ignorando arquivos</text:h>
      <text:p text:style-name="Text_20_body"><text:line-break/><text:span text:style-name="T4">Transcrição</text:span></text:p>
      <text:p text:style-name="P10">Pode acontecer de não querermos que determinado arquivo seja monitorado, como no caso de um arquivo de configurações da IDE. Como poderemos fazer para que o Git o ignore?</text:p>
      <text:p text:style-name="P8"><text:span text:style-name="T2">Existe um </text:span><text:span text:style-name="Strong_20_Emphasis"><text:span text:style-name="T2">arquivo especial do Git</text:span></text:span><text:span text:style-name="T2">, chamado </text:span><text:span text:style-name="Source_20_Text"><text:span text:style-name="T1">.gitignore</text:span></text:span><text:span text:style-name="T2">, e todas as linhas que estiverem nele serão lidos e ignorados pelo Git. Se temos um arquivo denominado </text:span><text:span text:style-name="Source_20_Text"><text:span text:style-name="T1">ide-config</text:span></text:span><text:span text:style-name="T2"> que queremos que seja ignorado, por exemplo, basta o incluirmos em </text:span><text:span text:style-name="Source_20_Text"><text:span text:style-name="T1">.gitignore</text:span></text:span><text:span text:style-name="T2">, digitando </text:span><text:span text:style-name="Source_20_Text"><text:span text:style-name="T1">ide-config</text:span></text:span><text:span text:style-name="T2"> simplesmente. Da mesma forma, se tivéssemos uma pasta </text:span><text:span text:style-name="Source_20_Text"><text:span text:style-name="T1">ide</text:span></text:span><text:span text:style-name="T2">, incluiríamos </text:span><text:span text:style-name="Source_20_Text"><text:span text:style-name="T1">ide/</text:span></text:span><text:span text:style-name="T2">, em uma nova linha.</text:span></text:p>
      <text:p text:style-name="P8"><text:span text:style-name="T2">Porém, antes de conferirmos isto com </text:span><text:span text:style-name="Source_20_Text"><text:span text:style-name="T1">git status</text:span></text:span><text:span text:style-name="T2">, precisaremos adicioná-los, com </text:span><text:span text:style-name="Source_20_Text"><text:span text:style-name="T1">git add .gitignore</text:span></text:span><text:span text:style-name="T2">, por exemplo, e </text:span><text:span text:style-name="Source_20_Text"><text:span text:style-name="T1">git commit -m "Adicionando .gitignore"</text:span></text:span><text:span text:style-name="T2">. Neste momento, poderemos nos perguntar: em que momento criamos um commit? Apenas no fim do projeto? Quando finalizarmos tudo? Ou a cada linha modificada?</text:span></text:p>
      <text:p text:style-name="P8"><text:span text:style-name="T2">Este é um assunto muito extenso, que gera discussões bem calorosas, mas um consenso geral é que </text:span><text:span text:style-name="Strong_20_Emphasis"><text:span text:style-name="T2">jamais devemos commitar código que não funciona</text:span></text:span><text:span text:style-name="T2">. Isto é, o código deve estar sempre no estado funcional para ser commitado. Isto não significa que ele deva ser commitado apenas ao fim do projeto. A recomendação é que se gere um commit após cada alteração significativa.</text:span></text:p>
      <text:p text:style-name="P8"><text:span text:style-name="T2">Existem pessoas que defendem que o commit deve ser gerado ao fim do expediente, outras que dizem que isto deve ser realizado a cada alteração, </text:span><text:span text:style-name="Strong_20_Emphasis"><text:span text:style-name="T2">não existe uma regra</text:span></text:span><text:span text:style-name="T2">, e sim recomendações. Sempre que uma pequena funcionalidade for implementada, ou um bug for corrigido, é possível realizar um commit, para que no fim do dia, um conjunto de commits gere o sistema como um todo, e não um único commit.</text:span></text:p>
      <text:p text:style-name="P10">Já entendemos o que é um repositório e como funciona seu conceito, inclusive transformamos nossa pasta em um repositório Git. Além disso, aprendemos a visualizar o seu status, como adicionar e salvar arquivos nele, visualizar as alterações feitas no projeto, e deixar de monitorar determinados arquivos ou pastas.</text:p>
      <text:p text:style-name="P10">Conseguimos começar a trabalhar de forma bem interessante com o controle de versões. Mas como será que passamos a trabalhar em equipe, compartilhando o projeto usando um repositório Git?</text:p>
      <text:p text:style-name="P13"/>
      <text:h text:style-name="P12" text:outline-level="1">Para saber mais: Quando commitar</text:h>
      <text:p text:style-name="P14"><text:a xlink:type="simple" xlink:href="https://cursos.alura.com.br/course/git-github-controle-de-versao/task/57888/next" text:style-name="Internet_20_link" text:visited-style-name="Visited_20_Internet_20_Link"><text:span text:style-name="T6">PRÓXIMA ATIVIDADE</text:span></text:a></text:p>
      <text:p text:style-name="P8"><draw:frame draw:style-name="fr1" draw:name="Quadro3" text:anchor-type="char" svg:width="0.041cm" draw:z-index="2"><draw:text-box fo:min-height="0.041cm"><text:list xml:id="list1951106793" text:style-name="L3"><text:list-item><text:p text:style-name="P40"/></text:list-item></text:list></draw:text-box></draw:frame><text:soft-page-break/><text:span text:style-name="T2">Devemos gerar um </text:span><text:span text:style-name="Emphasis"><text:span text:style-name="T2">commit</text:span></text:span><text:span text:style-name="T2"> sempre que a nossa base de código está em um estado do qual gostaríamos de nos lembrar. Nunca devemos ter </text:span><text:span text:style-name="Emphasis"><text:span text:style-name="T2">commits</text:span></text:span><text:span text:style-name="T2"> de códigos que não funcionam, mas também não é interessante deixar para </text:span><text:span text:style-name="Emphasis"><text:span text:style-name="T2">commitar</text:span></text:span><text:span text:style-name="T2"> apenas no final de uma </text:span><text:span text:style-name="Emphasis"><text:span text:style-name="T2">feature</text:span></text:span><text:span text:style-name="T2">.</text:span></text:p>
      <text:p text:style-name="P10">Essa pode ser uma discussão sem fim e cada empresa ou equipe pode seguir uma estratégia diferente. Estude sobre o assunto, entenda o que faz mais sentido para você e sua equipe e seja feliz! :-D</text:p>
      <text:p text:style-name="P13"/>
      <text:p text:style-name="P18"><text:span text:style-name="T12">Repositórios remotos</text:span> </text:p>
      <text:h text:style-name="P17" text:outline-level="2">Transcrição</text:h>
      <text:p text:style-name="P9"><text:span text:style-name="T15">Chegamos à parte de implementação de um </text:span><text:span text:style-name="Strong_20_Emphasis"><text:span text:style-name="T15">repositório remoto</text:span></text:span><text:span text:style-name="T15">, um servidor local para onde possamos enviar nossas alterações, que ficarão acessíveis para outras pessoas. Na pasta que contém os arquivos com os quais trabalhamos até então ("vinicius"), utilizaremos o comando </text:span><text:span text:style-name="Source_20_Text"><text:span text:style-name="T14">cd ..</text:span></text:span><text:span text:style-name="T15"> para nos localizarmos na pasta superior, no caso, "git-e-github", e criaremos a pasta "servidor" por meio do comando </text:span><text:span text:style-name="Source_20_Text"><text:span text:style-name="T14">mkdir servidor</text:span></text:span><text:span text:style-name="T15">.</text:span></text:p>
      <text:p text:style-name="P9"><text:span text:style-name="T15">E então acessaremos esta pasta, com </text:span><text:span text:style-name="Source_20_Text"><text:span text:style-name="T14">cd servidor</text:span></text:span><text:span text:style-name="T15">, dentro da qual rodaremos </text:span><text:span text:style-name="Source_20_Text"><text:span text:style-name="T14">git init</text:span></text:span><text:span text:style-name="T15">. Como este servidor será um repositório do Git que somente armazenará as alterações, ou seja, não o acessaremos para editar arquivos, por exemplo, usaremos </text:span><text:span text:style-name="Source_20_Text"><text:span text:style-name="T14">git init --bare</text:span></text:span><text:span text:style-name="T15">, cujo parâmetro indica que este repositório é </text:span><text:span text:style-name="Strong_20_Emphasis"><text:span text:style-name="T15">puro</text:span></text:span><text:span text:style-name="T15">, que contém apenas as alterações dos arquivos, e não uma cópia física de cada um dos arquivos.</text:span></text:p>
      <text:p text:style-name="P9"><text:span text:style-name="T15">Isso nos traz algumas facilidades e permite que adicionemos este repositório remotamente em outro. Após a criação do repositório, o Git nos fornece o caminho para ele, que serve como nosso servidor. Copiaremos o caminho, no caso </text:span><text:span text:style-name="Source_20_Text"><text:span text:style-name="T14">C:/Users/ALURA/Documents/git-e-github/servidor</text:span></text:span><text:span text:style-name="T15">, e voltaremos à pasta "vinicius", onde se encontra nosso projeto, por meio do comando </text:span><text:span text:style-name="Source_20_Text"><text:span text:style-name="T14">cd ../vinicius</text:span></text:span><text:span text:style-name="T15">.</text:span></text:p>
      <text:p text:style-name="P9"><text:span text:style-name="T15">Executaremos </text:span><text:span text:style-name="Source_20_Text"><text:span text:style-name="T14">git status</text:span></text:span><text:span text:style-name="T15"> para nos certificarmos de que estamos no repositório correto, e em seguida, uma vez que passamos a trabalhar com dois repositórios, queremos fazer com que o servidor reconheça o repositório remoto, este endereço, para que ele consiga enviar os dados para lá futuramente.</text:span></text:p>
      <text:p text:style-name="P9"><text:span text:style-name="T15">Se executarmos o comando </text:span><text:span text:style-name="Source_20_Text"><text:span text:style-name="T14">git remote</text:span></text:span><text:span text:style-name="T15">, teoricamente, nada acontece. Mas na verdade, todos os repositórios remotos que o repositório local conhece são listados, que até o momento é nenhum. Portanto, adicionaremos um, com </text:span><text:span text:style-name="Source_20_Text"><text:span text:style-name="T14">git remote add local C:/Users/ALURA/Documents/git-e-github/servidor</text:span></text:span><text:span text:style-name="T15">, e para quantos repositórios remotos quisermos, poderemos dar algum nome, no caso, </text:span><text:span text:style-name="Source_20_Text"><text:span text:style-name="T14">local</text:span></text:span><text:span text:style-name="T15">, também incluiremos um caminho, que poderá ser uma URL de um servidor pela internet, um endereço na rede, inclusive de outro computador, qualquer endereço válido para um repositório Git. Neste caso, será uma pasta no próprio servidor.</text:span></text:p>
      <text:p text:style-name="P9"><text:span text:style-name="T15">Depois que pressionamos "Enter", aparentemente nada acontece, e se usarmos o comando </text:span><text:span text:style-name="Source_20_Text"><text:span text:style-name="T14">git remote</text:span></text:span><text:span text:style-name="T15">, o retorno será </text:span><text:span text:style-name="Source_20_Text"><text:span text:style-name="T14">local</text:span></text:span><text:span text:style-name="T15">. Se quisermos garantir que o endereço esteja correto, poderemos executar </text:span><text:span text:style-name="Source_20_Text"><text:span text:style-name="T14">git remote -v</text:span></text:span><text:span text:style-name="T15">, que faz com que o endereço de </text:span><text:span text:style-name="Source_20_Text"><text:span text:style-name="T14">local</text:span></text:span><text:span text:style-name="T15"> seja exibido. Além disso, é indicado que os dados deste caminho serão buscados (</text:span><text:span text:style-name="Source_20_Text"><text:span text:style-name="T14">fetch</text:span></text:span><text:span text:style-name="T15">), e enviados para este mesmo caminho (</text:span><text:span text:style-name="Source_20_Text"><text:span text:style-name="T14">push</text:span></text:span><text:span text:style-name="T15">).</text:span></text:p>
      <text:p text:style-name="P11"><text:soft-page-break/>Em situações complexas, de uma infraestrutura de redes mais robusta, poderíamos fazer o envio para um local e a busca viria de outro. Não é nosso caso, portanto não nos preocuparemos com isto no momento. Já criamos um repositório remoto, que adicionamos no repositório local, e agora passaremos a imaginar que a Ana está trabalhando conosco e precisa baixar os dados contidos neste repositório.</text:p>
      <text:p text:style-name="P9"><text:span text:style-name="T15">Voltaremos à pasta "git-e-github" por meio de </text:span><text:span text:style-name="Source_20_Text"><text:span text:style-name="T14">cd ..</text:span></text:span><text:span text:style-name="T15">, e criaremos uma pasta para a Ana, com </text:span><text:span text:style-name="Source_20_Text"><text:span text:style-name="T14">mkdir ana</text:span></text:span><text:span text:style-name="T15">. Acessaremos a pasta com </text:span><text:span text:style-name="Source_20_Text"><text:span text:style-name="T14">cd ana</text:span></text:span><text:span text:style-name="T15">, e ela então precisará </text:span><text:span text:style-name="Strong_20_Emphasis"><text:span text:style-name="T15">clonar o repositório</text:span></text:span><text:span text:style-name="T15">, é assim que chamamos quando queremos trazer todos os dados de um repositório remoto para o nosso repositório local pela primeira vez.</text:span></text:p>
      <text:p text:style-name="P9"><text:span text:style-name="T15">Sendo assim, executaremos </text:span><text:span text:style-name="Source_20_Text"><text:span text:style-name="T14">git clone /c/Users/ALURA/Documents/git-e-github/servidor</text:span></text:span><text:span text:style-name="T15">, para que sejam trazidos os dados do repositório localizado neste endereço. Isso fará com que dentro da pasta "ana" seja criada uma pasta chamada "servidor". Porém, não é o que queremos; queremos que a pasta seja "projeto", por exemplo, e para isso executaremos </text:span><text:span text:style-name="Source_20_Text"><text:span text:style-name="T14">git clone /c/Users/ALURA/Documents/git-e-github/servidor projeto</text:span></text:span><text:span text:style-name="T15">.</text:span></text:p>
      <text:p text:style-name="P11">Após "Enter", somos informados de que o clone foi realizado, mas há um aviso de que o repositório clonado está vazio. Mas não adicionamos o repositório remoto no repositório do Vinicius? Sim, porém não enviamos os nossos dados para ele! Portanto, a Ana não possui acesso a eles, e é por isto que o repositório dela está vazio. A seguir, entenderemos como enviar dados para um repositório e buscar as suas modificações.</text:p>
      <text:p text:style-name="P18"/>
      <text:h text:style-name="P26" text:outline-level="1"><text:span text:style-name="T24">Consolidando o seu conhecimento</text:span></text:h>
      <text:p text:style-name="P14"><text:a xlink:type="simple" xlink:href="https://cursos.alura.com.br/course/git-github-controle-de-versao/task/57857/next" text:style-name="Internet_20_link" text:visited-style-name="Visited_20_Internet_20_Link"><text:span text:style-name="T6">PRÓXIMA ATIVIDADE</text:span></text:a></text:p>
      <text:p text:style-name="P11"><draw:frame draw:style-name="fr1" draw:name="Quadro8" text:anchor-type="char" svg:width="0.041cm" draw:z-index="7"><draw:text-box fo:min-height="0.041cm"><text:list xml:id="list1050767050" text:style-name="L9"><text:list-item><text:p text:style-name="P45"/></text:list-item></text:list></draw:text-box></draw:frame>Chegou a hora de você pôr em prática o que foi visto na aula. Para isso, execute os passos listados abaixo.</text:p>
      <text:p text:style-name="P23"/>
      <text:p text:style-name="P9"><text:span text:style-name="T15">1) No terminal (ou </text:span><text:span text:style-name="Strong_20_Emphasis"><text:span text:style-name="T15">Git Bash</text:span></text:span><text:span text:style-name="T15">, no Windows) navegue até a pasta recém criada (utilize o comando </text:span><text:span text:style-name="Source_20_Text"><text:span text:style-name="T14">cd</text:span></text:span><text:span text:style-name="T15"> para navegar entre pastas);</text:span></text:p>
      <text:p text:style-name="P9"><text:span text:style-name="T15">2) Execute o comando </text:span><text:span text:style-name="Source_20_Text"><text:span text:style-name="T14">git add index.html</text:span></text:span><text:span text:style-name="T15"> para marcar o arquivo para ser salvo (</text:span><text:span text:style-name="Emphasis"><text:span text:style-name="T15">commitado</text:span></text:span><text:span text:style-name="T15">);</text:span></text:p>
      <text:p text:style-name="P9"><text:span text:style-name="T15">3) Execute </text:span><text:span text:style-name="Source_20_Text"><text:span text:style-name="T14">git status</text:span></text:span><text:span text:style-name="T15"> e confira que o arquivo agora mudou de estado e está pronto para ser salvo (</text:span><text:span text:style-name="Emphasis"><text:span text:style-name="T15">commitado</text:span></text:span><text:span text:style-name="T15">);</text:span></text:p>
      <text:p text:style-name="P9"><text:span text:style-name="T15">4) Após adicionar, execute o comando </text:span><text:span text:style-name="Source_20_Text"><text:span text:style-name="T14">git commit -m "Criando arquivo index.html com lista de cursos"</text:span></text:span><text:span text:style-name="T15">. Sinta-se à vontade para alterar a mensagem de </text:span><text:span text:style-name="Emphasis"><text:span text:style-name="T15">commit</text:span></text:span><text:span text:style-name="T15">, se desejar;</text:span></text:p>
      <text:p text:style-name="P9"><text:span text:style-name="T15">5) Altere o arquivo </text:span><text:span text:style-name="Strong_20_Emphasis"><text:span text:style-name="T15">index.html</text:span></text:span><text:span text:style-name="T15">. Adicione o acento em "Integração Continua", por exemplo;</text:span></text:p>
      <text:p text:style-name="P9"><text:span text:style-name="T15">6) Adicione o arquivo para ser salvo, com </text:span><text:span text:style-name="Source_20_Text"><text:span text:style-name="T14">git add .</text:span></text:span><text:span text:style-name="T15">;</text:span></text:p>
      <text:p text:style-name="P9"><text:span text:style-name="T15">7) Execute o comando </text:span><text:span text:style-name="Source_20_Text"><text:span text:style-name="T14">git commit -m "Acento adicionado no curso de Integração Contínua"</text:span></text:span><text:span text:style-name="T15">. Sinta-se à vontade para alterar a mensagem de </text:span><text:span text:style-name="Emphasis"><text:span text:style-name="T15">commit</text:span></text:span><text:span text:style-name="T15">, se desejar;</text:span></text:p>
      <text:p text:style-name="P9"><text:span text:style-name="T15">8) Execute o comando </text:span><text:span text:style-name="Source_20_Text"><text:span text:style-name="T14">git log</text:span></text:span><text:span text:style-name="T15"> e analise a sua saída. Execute também </text:span><text:span text:style-name="Source_20_Text"><text:span text:style-name="T14">git log --oneline</text:span></text:span><text:span text:style-name="T15">, </text:span><text:span text:style-name="Source_20_Text"><text:span text:style-name="T14">git log -p</text:span></text:span><text:span text:style-name="T15"> e outras alternativas que quiser testar;</text:span></text:p>
      <text:p text:style-name="P9"><text:soft-page-break/><text:span text:style-name="T15">9) Crie um arquivo vazio com o nome que quiser, por exemplo, </text:span><text:span text:style-name="Source_20_Text"><text:span text:style-name="T14">ide-config</text:span></text:span><text:span text:style-name="T15">;</text:span></text:p>
      <text:p text:style-name="P9"><text:span text:style-name="T15">10) Crie o arquivo </text:span><text:span text:style-name="Strong_20_Emphasis"><text:span text:style-name="T15">.gitignore</text:span></text:span><text:span text:style-name="T15"> e adicione uma linha com o nome do arquivo recém-criado (</text:span><text:span text:style-name="Source_20_Text"><text:span text:style-name="T14">ide-config</text:span></text:span><text:span text:style-name="T15">, no exemplo acima);</text:span></text:p>
      <text:p text:style-name="P9"><text:span text:style-name="T15">11) Execute </text:span><text:span text:style-name="Source_20_Text"><text:span text:style-name="T14">git status</text:span></text:span><text:span text:style-name="T15"> e verifique que o arquivo </text:span><text:span text:style-name="Strong_20_Emphasis"><text:span text:style-name="T15">ide-config</text:span></text:span><text:span text:style-name="T15"> não está na lista para ser adicionado;</text:span></text:p>
      <text:p text:style-name="P9"><text:span text:style-name="T15">12) Adicione (com </text:span><text:span text:style-name="Source_20_Text"><text:span text:style-name="T14">git add .gitignore</text:span></text:span><text:span text:style-name="T15">) e realize o </text:span><text:span text:style-name="Source_20_Text"><text:span text:style-name="T14">commit</text:span></text:span><text:span text:style-name="T15"> (com </text:span><text:span text:style-name="Source_20_Text"><text:span text:style-name="T14">git commit -m "Adicionando .gitignore"</text:span></text:span><text:span text:style-name="T15">) o arquivo </text:span><text:span text:style-name="Strong_20_Emphasis"><text:span text:style-name="T15">.gitignore</text:span></text:span><text:span text:style-name="T15">.</text:span></text:p>
      <text:p text:style-name="P19"><text:span text:style-name="T25"/></text:p>
      <text:h text:style-name="P26" text:outline-level="1"><text:span text:style-name="T24">O que aprendemos?</text:span></text:h>
      <text:p text:style-name="P14"><text:a xlink:type="simple" xlink:href="https://cursos.alura.com.br/course/git-github-controle-de-versao/task/57858/next" text:style-name="Internet_20_link" text:visited-style-name="Visited_20_Internet_20_Link"><text:span text:style-name="T6">PRÓXIMA ATIVIDADE</text:span></text:a></text:p>
      <text:p text:style-name="P10"><draw:frame draw:style-name="fr1" draw:name="Quadro9" text:anchor-type="char" svg:width="0.041cm" draw:z-index="8"><draw:text-box fo:min-height="0.041cm"><text:list xml:id="list3122172922" text:style-name="L10"><text:list-item><text:p text:style-name="P46"/></text:list-item></text:list></draw:text-box></draw:frame>Nesta aula, aprendemos:</text:p>
      <text:list xml:id="list2944072721" text:style-name="L11">
        <text:list-item>
          <text:p text:style-name="P53"><text:span text:style-name="T2">Que um </text:span><text:span text:style-name="Source_20_Text"><text:span text:style-name="T1">commit</text:span></text:span><text:span text:style-name="T2"> é a forma de salvar um estado ou versão do nosso código;</text:span></text:p>
        </text:list-item>
        <text:list-item>
          <text:p text:style-name="P53"><text:span text:style-name="T2">Como adicionar arquivos para serem </text:span><text:span text:style-name="Emphasis"><text:span text:style-name="T2">commitados</text:span></text:span><text:span text:style-name="T2"> com </text:span><text:span text:style-name="Source_20_Text"><text:span text:style-name="T1">git add</text:span></text:span><text:span text:style-name="T2">;</text:span></text:p>
        </text:list-item>
        <text:list-item>
          <text:p text:style-name="P53"><text:span text:style-name="T2">Como </text:span><text:span text:style-name="Emphasis"><text:span text:style-name="T2">commitar</text:span></text:span><text:span text:style-name="T2"> arquivos, utilizando o comando </text:span><text:span text:style-name="Source_20_Text"><text:span text:style-name="T1">git commit</text:span></text:span><text:span text:style-name="T2">;</text:span></text:p>
        </text:list-item>
        <text:list-item>
          <text:p text:style-name="P53"><text:span text:style-name="T2">Como verificar o histórico de </text:span><text:span text:style-name="Emphasis"><text:span text:style-name="T2">commits</text:span></text:span><text:span text:style-name="T2">, através do </text:span><text:span text:style-name="Source_20_Text"><text:span text:style-name="T1">git log</text:span></text:span><text:span text:style-name="T2"> e algumas de suas opções:</text:span></text:p>
          <text:list>
            <text:list-item>
              <text:p text:style-name="P53"><text:span text:style-name="Source_20_Text"><text:span text:style-name="T1">git log --oneline</text:span></text:span></text:p>
            </text:list-item>
            <text:list-item>
              <text:p text:style-name="P53"><text:span text:style-name="Source_20_Text"><text:span text:style-name="T1">git log -p</text:span></text:span></text:p>
            </text:list-item>
            <text:list-item>
              <text:p text:style-name="P53"><text:span text:style-name="Source_20_Text"><text:span text:style-name="T1">git log --pretty="parametros de formatação"</text:span></text:span></text:p>
            </text:list-item>
          </text:list>
        </text:list-item>
        <text:list-item>
          <text:p text:style-name="P53"><text:span text:style-name="T2">Como fazer o Git não monitorar arquivos, através do </text:span><text:span text:style-name="Strong_20_Emphasis"><text:span text:style-name="T2">.gitignore</text:span></text:span></text:p>
        </text:list-item>
        <text:list-item>
          <text:p text:style-name="P53"><text:span text:style-name="T2">Que não devemos realizar </text:span><text:span text:style-name="Source_20_Text"><text:span text:style-name="T1">commit</text:span></text:span><text:span text:style-name="T2">, ou seja, salvar um estado, da nossa aplicação que não esteja funcionando.</text:span></text:p>
        </text:list-item>
      </text:list>
      <text:p text:style-name="P13"/>
      <text:p text:style-name="P19"><text:span text:style-name="T25"/></text:p>
      <text:p text:style-name="P19"><text:span text:style-name="T25">Sincronizando os dados</text:span><text:span text:style-name="T29"> </text:span></text:p>
      <text:h text:style-name="P32" text:outline-level="2">Transcrição</text:h>
      <text:p text:style-name="P11">No momento, temos o Vinicius, que agora poderá enviar os dados para o servidor, e temos a Ana, e ambos se conectarão ao mesmo servidor. Estes também são os nomes das nossas pastas, uma para representar cada usuário, além do próprio servidor. Então, agora precisaremos fazer com que o Vinicius envie os seus dados para o servidor.</text:p>
      <text:p text:style-name="P9"><text:span text:style-name="T15">No Git Bash, digitaremos </text:span><text:span text:style-name="Source_20_Text"><text:span text:style-name="T14">cd ../vinicius/</text:span></text:span><text:span text:style-name="T15"> e, depois, </text:span><text:span text:style-name="Source_20_Text"><text:span text:style-name="T14">git remote</text:span></text:span><text:span text:style-name="T15"> para confirmarmos a existência de </text:span><text:span text:style-name="Source_20_Text"><text:span text:style-name="T14">local</text:span></text:span><text:span text:style-name="T15"> — mas como será que incluímos o repositório nele? Empurraremos as modificações, portanto usaremos o comando </text:span><text:span text:style-name="Source_20_Text"><text:span text:style-name="T14">git push</text:span></text:span><text:span text:style-name="T15">, que não é o suficiente por si só, uma vez que não estamos sendo explícitos.</text:span></text:p>
      <text:p text:style-name="P9"><text:span text:style-name="T15">O comando será </text:span><text:span text:style-name="Source_20_Text"><text:span text:style-name="T14">git push local master</text:span></text:span><text:span text:style-name="T15">, e assim, serão enviados todos os dados por todos os códigos e alterações feitas até então para nosso repositório que chamamos de "local", dentro de "servidor". Após pressionarmos "Enter", teremos a mensagem de que uma nova branch (ramo) foi criada em "servidor", chamada </text:span><text:span text:style-name="Source_20_Text"><text:span text:style-name="T14">master</text:span></text:span><text:span text:style-name="T15">.</text:span></text:p>
      <text:p text:style-name="P9"><text:span text:style-name="T15">Vamos nos logar como Ana, digitando </text:span><text:span text:style-name="Source_20_Text"><text:span text:style-name="T14">cd ../ana/projeto/</text:span></text:span><text:span text:style-name="T15">, e executar </text:span><text:span text:style-name="Source_20_Text"><text:span text:style-name="T14">ls</text:span></text:span><text:span text:style-name="T15"> para verificar se o arquivo HTML está contido ali, o que não acontece, pois o usuário Vinicius enviou os dados para o servidor, </text:span><text:soft-page-break/><text:span text:style-name="T15">mas a Ana não os trouxe para o seu próprio repositório. Para isso, executaremos o comando </text:span><text:span text:style-name="Source_20_Text"><text:span text:style-name="T14">git pull</text:span></text:span><text:span text:style-name="T15">, mas se digitarmos </text:span><text:span text:style-name="Source_20_Text"><text:span text:style-name="T14">git remote</text:span></text:span><text:span text:style-name="T15">, teremos </text:span><text:span text:style-name="Source_20_Text"><text:span text:style-name="T14">origin</text:span></text:span><text:span text:style-name="T15">. O que é isso? De onde ele vem?</text:span></text:p>
      <text:p text:style-name="P9"><text:span text:style-name="T15">Iremos renomeá-la de </text:span><text:span text:style-name="Source_20_Text"><text:span text:style-name="T14">local</text:span></text:span><text:span text:style-name="T15"> também, por meio de </text:span><text:span text:style-name="Source_20_Text"><text:span text:style-name="T14">git remote rename origin local</text:span></text:span><text:span text:style-name="T15">. Assim, manteremos a paridade com a nomenclatura do Vinicius. Em seguida, executaremos </text:span><text:span text:style-name="Source_20_Text"><text:span text:style-name="T14">git pull local master</text:span></text:span><text:span text:style-name="T15"> para trazermos os dados. Ainda falaremos melhor sobre branches, no entanto sabemos que estamos trabalhando com </text:span><text:span text:style-name="Source_20_Text"><text:span text:style-name="T14">master</text:span></text:span><text:span text:style-name="T15"> por ora. Desta vez, com </text:span><text:span text:style-name="Source_20_Text"><text:span text:style-name="T14">ls</text:span></text:span><text:span text:style-name="T15"> teremos </text:span><text:span text:style-name="Source_20_Text"><text:span text:style-name="T14">index.html</text:span></text:span><text:span text:style-name="T15"> listado, como gostaríamos.</text:span></text:p>
      <text:p text:style-name="P9"><text:span text:style-name="T15">Para garantir que o conteúdo está igual, no VS Code adicionaremos uma pasta da Ana no projeto, chamada "projeto". Com isto, passaremos a ter a pasta "vinicius" e "projeto", e o </text:span><text:span text:style-name="Source_20_Text"><text:span text:style-name="T14">index.html</text:span></text:span><text:span text:style-name="T15"> é igual para ambos, isto é, os conteúdos estão sincronizados. Além disso, o "ide-config" que adicionamos em ".gitignore" não foi enviado, pois configuramos para que fosse assim, lembra?</text:span></text:p>
      <text:p text:style-name="P9"><text:span text:style-name="T15">Assim, conseguimos começar a sincronizar os dados do Vinicius e da Ana; se ela atualizar algo em alguma parte do código, uma vez estando logados como Ana, utilizaremos </text:span><text:span text:style-name="Source_20_Text"><text:span text:style-name="T14">git status</text:span></text:span><text:span text:style-name="T15">, teremos o aviso de que a modificação foi realizada, executaremos </text:span><text:span text:style-name="Source_20_Text"><text:span text:style-name="T14">git add index.html</text:span></text:span><text:span text:style-name="T15">, seguido por </text:span><text:span text:style-name="Source_20_Text"><text:span text:style-name="T14">git commit -m "Renomeando curso de Integração Contínua"</text:span></text:span><text:span text:style-name="T15">.</text:span></text:p>
      <text:p text:style-name="P11">Será que se logarmos como Vinicius conseguiremos verificar esta alteração?</text:p>
      <text:p text:style-name="P9"><text:span text:style-name="T15">Ainda não, pois não enviamos os dados; faremos isto com </text:span><text:span text:style-name="Source_20_Text"><text:span text:style-name="T14">git push local master</text:span></text:span><text:span text:style-name="T15">. Nos logaremos como Vinicius e, antes de mais nada, se executarmos </text:span><text:span text:style-name="Source_20_Text"><text:span text:style-name="T14">git status</text:span></text:span><text:span text:style-name="T15">, teremos que não há nada a ser enviado, mas que teremos o que trazer de volta. Vamos executar </text:span><text:span text:style-name="Source_20_Text"><text:span text:style-name="T14">git pull local master</text:span></text:span><text:span text:style-name="T15">. É exibido que houve uma única alteração, a remoção de uma linha e adição de outra.</text:span></text:p>
      <text:p text:style-name="P9"><text:span text:style-name="T15">Ao executarmos </text:span><text:span text:style-name="Source_20_Text"><text:span text:style-name="T14">git log -p</text:span></text:span><text:span text:style-name="T15">, veremos as modificações realizadas, e se abrirmos o arquivo HTML no VS Code, teremos a alteração implementada no arquivo da pasta do Vinicius também. Agora, passamos a sincronizar os dados e modificações entre os integrantes da nossa equipe.</text:span></text:p>
      <text:p text:style-name="P11">E se não quisermos criar um servidor, ou se não pudermos criar um servidor local, muito menos compartilhar uma pasta no computador? E se quisermos colocar o conteúdo em algum servidor online? Será que existe um serviço que nos permita um repositório Git online?</text:p>
      <text:p text:style-name="P61"/>
      <text:h text:style-name="P24" text:outline-level="1">04Sincronizando os dados</text:h>
      <text:h text:style-name="P32" text:outline-level="2">Transcrição</text:h>
      <text:p text:style-name="P11">No momento, temos o Vinicius, que agora poderá enviar os dados para o servidor, e temos a Ana, e ambos se conectarão ao mesmo servidor. Estes também são os nomes das nossas pastas, uma para representar cada usuário, além do próprio servidor. Então, agora precisaremos fazer com que o Vinicius envie os seus dados para o servidor.</text:p>
      <text:p text:style-name="P9"><text:span text:style-name="T15">No Git Bash, digitaremos </text:span><text:span text:style-name="Source_20_Text"><text:span text:style-name="T14">cd ../vinicius/</text:span></text:span><text:span text:style-name="T15"> e, depois, </text:span><text:span text:style-name="Source_20_Text"><text:span text:style-name="T14">git remote</text:span></text:span><text:span text:style-name="T15"> para confirmarmos a existência de </text:span><text:span text:style-name="Source_20_Text"><text:span text:style-name="T14">local</text:span></text:span><text:span text:style-name="T15"> — mas como será que incluímos o repositório nele? Empurraremos as modificações, portanto usaremos o comando </text:span><text:span text:style-name="Source_20_Text"><text:span text:style-name="T14">git push</text:span></text:span><text:span text:style-name="T15">, que não é o suficiente por si só, uma vez que não estamos sendo explícitos.</text:span></text:p>
      <text:p text:style-name="P9"><text:soft-page-break/><text:span text:style-name="T15">O comando será </text:span><text:span text:style-name="Source_20_Text"><text:span text:style-name="T14">git push local master</text:span></text:span><text:span text:style-name="T15">, e assim, serão enviados todos os dados por todos os códigos e alterações feitas até então para nosso repositório que chamamos de "local", dentro de "servidor". Após pressionarmos "Enter", teremos a mensagem de que uma nova branch (ramo) foi criada em "servidor", chamada </text:span><text:span text:style-name="Source_20_Text"><text:span text:style-name="T14">master</text:span></text:span><text:span text:style-name="T15">.</text:span></text:p>
      <text:p text:style-name="P9"><text:span text:style-name="T15">Vamos nos logar como Ana, digitando </text:span><text:span text:style-name="Source_20_Text"><text:span text:style-name="T14">cd ../ana/projeto/</text:span></text:span><text:span text:style-name="T15">, e executar </text:span><text:span text:style-name="Source_20_Text"><text:span text:style-name="T14">ls</text:span></text:span><text:span text:style-name="T15"> para verificar se o arquivo HTML está contido ali, o que não acontece, pois o usuário Vinicius enviou os dados para o servidor, mas a Ana não os trouxe para o seu próprio repositório. Para isso, executaremos o comando </text:span><text:span text:style-name="Source_20_Text"><text:span text:style-name="T14">git pull</text:span></text:span><text:span text:style-name="T15">, mas se digitarmos </text:span><text:span text:style-name="Source_20_Text"><text:span text:style-name="T14">git remote</text:span></text:span><text:span text:style-name="T15">, teremos </text:span><text:span text:style-name="Source_20_Text"><text:span text:style-name="T14">origin</text:span></text:span><text:span text:style-name="T15">. O que é isso? De onde ele vem?</text:span></text:p>
      <text:p text:style-name="P9"><text:span text:style-name="T15">Iremos renomeá-la de </text:span><text:span text:style-name="Source_20_Text"><text:span text:style-name="T14">local</text:span></text:span><text:span text:style-name="T15"> também, por meio de </text:span><text:span text:style-name="Source_20_Text"><text:span text:style-name="T14">git remote rename origin local</text:span></text:span><text:span text:style-name="T15">. Assim, manteremos a paridade com a nomenclatura do Vinicius. Em seguida, executaremos </text:span><text:span text:style-name="Source_20_Text"><text:span text:style-name="T14">git pull local master</text:span></text:span><text:span text:style-name="T15"> para trazermos os dados. Ainda falaremos melhor sobre branches, no entanto sabemos que estamos trabalhando com </text:span><text:span text:style-name="Source_20_Text"><text:span text:style-name="T14">master</text:span></text:span><text:span text:style-name="T15"> por ora. Desta vez, com </text:span><text:span text:style-name="Source_20_Text"><text:span text:style-name="T14">ls</text:span></text:span><text:span text:style-name="T15"> teremos </text:span><text:span text:style-name="Source_20_Text"><text:span text:style-name="T14">index.html</text:span></text:span><text:span text:style-name="T15"> listado, como gostaríamos.</text:span></text:p>
      <text:p text:style-name="P9"><text:span text:style-name="T15">Para garantir que o conteúdo está igual, no VS Code adicionaremos uma pasta da Ana no projeto, chamada "projeto". Com isto, passaremos a ter a pasta "vinicius" e "projeto", e o </text:span><text:span text:style-name="Source_20_Text"><text:span text:style-name="T14">index.html</text:span></text:span><text:span text:style-name="T15"> é igual para ambos, isto é, os conteúdos estão sincronizados. Além disso, o "ide-config" que adicionamos em ".gitignore" não foi enviado, pois configuramos para que fosse assim, lembra?</text:span></text:p>
      <text:p text:style-name="P9"><text:span text:style-name="T15">Assim, conseguimos começar a sincronizar os dados do Vinicius e da Ana; se ela atualizar algo em alguma parte do código, uma vez estando logados como Ana, utilizaremos </text:span><text:span text:style-name="Source_20_Text"><text:span text:style-name="T14">git status</text:span></text:span><text:span text:style-name="T15">, teremos o aviso de que a modificação foi realizada, executaremos </text:span><text:span text:style-name="Source_20_Text"><text:span text:style-name="T14">git add index.html</text:span></text:span><text:span text:style-name="T15">, seguido por </text:span><text:span text:style-name="Source_20_Text"><text:span text:style-name="T14">git commit -m "Renomeando curso de Integração Contínua"</text:span></text:span><text:span text:style-name="T15">.</text:span></text:p>
      <text:p text:style-name="P11">Será que se logarmos como Vinicius conseguiremos verificar esta alteração?</text:p>
      <text:p text:style-name="P9"><text:span text:style-name="T15">Ainda não, pois não enviamos os dados; faremos isto com </text:span><text:span text:style-name="Source_20_Text"><text:span text:style-name="T14">git push local master</text:span></text:span><text:span text:style-name="T15">. Nos logaremos como Vinicius e, antes de mais nada, se executarmos </text:span><text:span text:style-name="Source_20_Text"><text:span text:style-name="T14">git status</text:span></text:span><text:span text:style-name="T15">, teremos que não há nada a ser enviado, mas que teremos o que trazer de volta. Vamos executar </text:span><text:span text:style-name="Source_20_Text"><text:span text:style-name="T14">git pull local master</text:span></text:span><text:span text:style-name="T15">. É exibido que houve uma única alteração, a remoção de uma linha e adição de outra.</text:span></text:p>
      <text:p text:style-name="P9"><text:span text:style-name="T15">Ao executarmos </text:span><text:span text:style-name="Source_20_Text"><text:span text:style-name="T14">git log -p</text:span></text:span><text:span text:style-name="T15">, veremos as modificações realizadas, e se abrirmos o arquivo HTML no VS Code, teremos a alteração implementada no arquivo da pasta do Vinicius também. Agora, passamos a sincronizar os dados e modificações entre os integrantes da nossa equipe.</text:span></text:p>
      <text:p text:style-name="P11">E se não quisermos criar um servidor, ou se não pudermos criar um servidor local, muito menos compartilhar uma pasta no computador? E se quisermos colocar o conteúdo em algum servidor online? Será que existe um serviço que nos permita um repositório Git online?</text:p>
      <text:p text:style-name="P61"/>
      <text:h text:style-name="P16" text:outline-level="1"><text:span text:style-name="T29">06</text:span><text:span text:style-name="T27">GitHub</text:span></text:h>
      <text:p text:style-name="P18"/>
      <text:h text:style-name="P17" text:outline-level="2"><text:soft-page-break/>Transcrição</text:h>
      <text:p text:style-name="P11">Anteriormente, fizemos a sincronização do conteúdo dos arquivos da Ana e do Vinicius, no entanto, surgiu um questionamento: precisaremos realmente ter um servidor na nossa rede, ou uma pasta compartilhada com nossos arquivos? Será que existem alternativas para criarmos servidores remoto gratuitamente, compartilhável pela internet?</text:p>
      <text:p text:style-name="P9"><text:span text:style-name="T15">Se você já sabe onde quero chegar, você provavelmente já ligou um ponto a outro; existem vários serviços do tipo, mas aqui, trataremos do </text:span><text:span text:style-name="Strong_20_Emphasis"><text:span text:style-name="T15">GitHub</text:span></text:span><text:span text:style-name="T15"> que, dentre outras características, é um serviço que fornece a possibilidade de se criar repositórios Git. Acessaremos o </text:span><text:a xlink:type="simple" xlink:href="http://github.com/" office:target-frame-name="_blank" xlink:show="new" text:style-name="Internet_20_link" text:visited-style-name="Visited_20_Internet_20_Link">site oficial</text:a><text:span text:style-name="T15"> que, diga-se de passagem, é da Microsoft.</text:span></text:p>
      <text:p text:style-name="P9"><text:span text:style-name="T15">Nele, poderemos criar uma conta, e a partir daí passar a criar repositórios Git de forma muito simples. Feito o login, independentemente do quão familiar você esteja com o site, é possível clicar no símbolo de </text:span><text:span text:style-name="Strong_20_Emphasis"><text:span text:style-name="Source_20_Text"><text:span text:style-name="T14">+</text:span></text:span></text:span><text:span text:style-name="T15"> localizado no canto superior direito para criar um novo repositório, por meio da opção "New repository".</text:span></text:p>
      <text:p text:style-name="P9"><text:span text:style-name="T15">Na nova página, poderemos definir o criador do repositório (</text:span><text:span text:style-name="Emphasis"><text:span text:style-name="T15">Owner</text:span></text:span><text:span text:style-name="T15">) e o seu nome (</text:span><text:span text:style-name="Emphasis"><text:span text:style-name="T15">Repository name</text:span></text:span><text:span text:style-name="T15">), que pode ser qualquer um. Neste caso, será "alura-git". Daremos uma descrição (</text:span><text:span text:style-name="Emphasis"><text:span text:style-name="T15">Description</text:span></text:span><text:span text:style-name="T15">), "Lista de cursos para controlar no GIT". O repositório pode ser configurado como público ou privado, dependendo da conta que tivermos. Normalmente, os repositórios privados só ficam disponíveis para usuários pagantes. Caso você seja usuário de plano grátis, será possível apenas criar repositórios públicos.</text:span></text:p>
      <text:p text:style-name="P9"><text:span text:style-name="T15">Após clicarmos no botão "Create repository" no fim da página, seremos redirecionados a outra, com dicas sobre como poderemos criar um novo repositório por linhas de comando, entre outras. No nosso caso, já temos um repositório local, arquivos commitados, e tudo o mais, então optaremos pelo envio deste repositório, com </text:span><text:span text:style-name="Source_20_Text"><text:span text:style-name="T14">git remote add origin git@github.com:CViniviusSDias/alura-git.git</text:span></text:span><text:span text:style-name="T15">, uma sintaxe talvez não muito familiar, para o qual precisaríamos definir chave de acesso, algo mais seguro, porém complicado.</text:span></text:p>
      <text:p text:style-name="P11">Na parte superior desta página, onde se lê "Quick setup — if you've done this kind of thing before", selecionaremos "HTTPS" em vez de "SSH", de forma que, toda vez que precisarmos enviar os dados ou adicionar um repositório durante envio ou quando formos trazê-lo de volta, precisaremos digitar uma senha.</text:p>
      <text:p text:style-name="P9"><text:span text:style-name="T15">No Git Bash, logaremos como Vinicius e colaremos o comando, feito isso, no site do GitHub é indicado que devemos enviar os dados do repositório com </text:span><text:span text:style-name="Source_20_Text"><text:span text:style-name="T14">git push -u origin master</text:span></text:span><text:span text:style-name="T15">, cujo </text:span><text:span text:style-name="Source_20_Text"><text:span text:style-name="T14">-u</text:span></text:span><text:span text:style-name="T15"> define que, sempre que usarmos </text:span><text:span text:style-name="Source_20_Text"><text:span text:style-name="T14">git push</text:span></text:span><text:span text:style-name="T15"> e estivermos na </text:span><text:span text:style-name="Source_20_Text"><text:span text:style-name="T14">master</text:span></text:span><text:span text:style-name="T15">, o envio seja feito para </text:span><text:span text:style-name="Source_20_Text"><text:span text:style-name="T14">origin</text:span></text:span><text:span text:style-name="T15">. Ou seja, a partir de então poderemos executar simplesmente </text:span><text:span text:style-name="Source_20_Text"><text:span text:style-name="T14">git push</text:span></text:span><text:span text:style-name="T15">.</text:span></text:p>
      <text:p text:style-name="P21"><text:span text:style-name="Strong_20_Emphasis"><text:span text:style-name="T15">Atenção:</text:span></text:span><text:span text:style-name="T15"> eu particularmente prefiro não seguir esta abordagem, e sempre digitar qual o repositório e qual branch quero enviar, para manter um controle maior do meu lado. Sendo assim, no meu caso executo </text:span><text:span text:style-name="Source_20_Text"><text:span text:style-name="T14">git push origin master</text:span></text:span><text:span text:style-name="T15">.</text:span></text:p>
      <text:p text:style-name="P11">Ao executarmos o comando, será aberta uma janela de login para o GitHub, após o qual os dados serão enviados adequadamente. Caso você não esteja utilizando o Windows, a senha será solicitada diretamente via Terminal. Então, quando atualizarmos nossa página no GitHub, teremos os nossos <text:soft-page-break/>códigos disponíveis, incluindo uma lista de commits, com as alterações feitas em cada um deles, e suas autorias.</text:p>
      <text:p text:style-name="P11">Lidamos, assim, com uma interface bem interessante para o gerenciamento do nosso projeto. O GitHub é uma plataforma muito poderosa, e faz muito mais do que simplesmente disponibilizar repositórios remotos: conseguimos configurar colaboradores no projeto, para que outros usuários de GitHub possam fazer commits diretamente, entre outras vantagens. Neste curso não entraremos em detalhes, continuaremos utilizando nosso repositório local, mas já entendemos como enviar um dado para o GitHub.</text:p>
      <text:p text:style-name="P11">Continuando, existem formas mais rebuscadas, um pouco mais profissionais de organizar nosso sistema de controle de versão, e começaremos a falar sobre branches, por exemplo, a seguir!</text:p>
      <text:h text:style-name="P15" text:outline-level="1">Para saber mais: GitHub</text:h>
      <text:p text:style-name="P14"><text:a xlink:type="simple" xlink:href="https://cursos.alura.com.br/course/git-github-controle-de-versao/task/57889/next" text:style-name="Internet_20_link" text:visited-style-name="Visited_20_Internet_20_Link"><text:span text:style-name="T6">PRÓXIMA ATIVIDADE</text:span></text:a></text:p>
      <text:p text:style-name="P9"><draw:frame draw:style-name="fr1" draw:name="Quadro4" text:anchor-type="char" svg:width="0.041cm" draw:z-index="3"><draw:text-box fo:min-height="0.041cm"><text:list xml:id="list1486035518" text:style-name="L4"><text:list-item><text:p text:style-name="P41"/></text:list-item></text:list></draw:text-box></draw:frame><text:span text:style-name="T15">No último vídeo, nós conhecemos (bem por alto) um dos serviços mais famosos e utilizados por pessoas que desenvolvem software: o </text:span><text:span text:style-name="Strong_20_Emphasis"><text:span text:style-name="T15">GitHub</text:span></text:span><text:span text:style-name="T15">.</text:span></text:p>
      <text:p text:style-name="P9"><text:span text:style-name="T15">Com o </text:span><text:span text:style-name="Strong_20_Emphasis"><text:span text:style-name="T15">GitHub</text:span></text:span><text:span text:style-name="T15">, podemos ter repositórios remotos públicos e privados gratuitos para armazenar e compartilhar o código dos nossos projetos.</text:span></text:p>
      <text:p text:style-name="P9"><text:span text:style-name="T15">O </text:span><text:span text:style-name="Strong_20_Emphasis"><text:span text:style-name="T15">GitHub</text:span></text:span><text:span text:style-name="T15"> fornece muitas outras funcionalidades bem legais. Explore-as, brinque com elas, e em outros cursos aqui na Alura nós vamos falar mais sobre esse assunto.</text:span></text:p>
      <text:h text:style-name="P15" text:outline-level="1">Consolidando o seu conhecimento</text:h>
      <text:p text:style-name="P14"><text:a xlink:type="simple" xlink:href="https://cursos.alura.com.br/course/git-github-controle-de-versao/task/57860/next" text:style-name="Internet_20_link" text:visited-style-name="Visited_20_Internet_20_Link"><text:span text:style-name="T6">PRÓXIMA ATIVIDADE</text:span></text:a></text:p>
      <text:p text:style-name="P11"><draw:frame draw:style-name="fr1" draw:name="Quadro5" text:anchor-type="char" svg:width="0.041cm" draw:z-index="4"><draw:text-box fo:min-height="0.041cm"><text:list xml:id="list3288412285" text:style-name="L5"><text:list-item><text:p text:style-name="P42"/></text:list-item></text:list></draw:text-box></draw:frame>Chegou a hora de você pôr em prática o que foi visto na aula. Para isso, execute os passos listados abaixo.</text:p>
      <text:p text:style-name="P23"/>
      <text:p text:style-name="P11">1) Crie uma pasta nova em seu computador;</text:p>
      <text:p text:style-name="P9"><text:span text:style-name="T15">2) No terminal (ou </text:span><text:span text:style-name="Strong_20_Emphasis"><text:span text:style-name="T15">Git Bash</text:span></text:span><text:span text:style-name="T15">, no Windows) navegue até a pasta recém criada (utilize o comando </text:span><text:span text:style-name="Source_20_Text"><text:span text:style-name="T14">cd</text:span></text:span><text:span text:style-name="T15"> para navegar entre pastas);</text:span></text:p>
      <text:p text:style-name="P9"><text:span text:style-name="T15">3) Execute o comando </text:span><text:span text:style-name="Source_20_Text"><text:span text:style-name="T14">git init --bare</text:span></text:span><text:span text:style-name="T15">;</text:span></text:p>
      <text:p text:style-name="P11">4) Navegue até a pasta onde se encontra o seu projeto;</text:p>
      <text:p text:style-name="P9"><text:span text:style-name="T15">5) Execute o comando </text:span><text:span text:style-name="Source_20_Text"><text:span text:style-name="T14">git remote add local {caminho}</text:span></text:span><text:span text:style-name="T15">. Substitua </text:span><text:span text:style-name="Source_20_Text"><text:span text:style-name="T14">{caminho}</text:span></text:span><text:span text:style-name="T15"> pelo caminho completo da pasta recém criada;</text:span></text:p>
      <text:p text:style-name="P11">6) Crie uma nova pasta em seu computador, para representar o trabalho de outra pessoa;</text:p>
      <text:p text:style-name="P9"><text:span text:style-name="T15">7) No terminal (ou </text:span><text:span text:style-name="Strong_20_Emphasis"><text:span text:style-name="T15">Git Bash</text:span></text:span><text:span text:style-name="T15">, no Windows) navegue até a pasta recém criada;</text:span></text:p>
      <text:p text:style-name="P9"><text:span text:style-name="T15">8) Execute o comando </text:span><text:span text:style-name="Source_20_Text"><text:span text:style-name="T14">git clone {caminho} projeto</text:span></text:span><text:span text:style-name="T15">. Substitua </text:span><text:span text:style-name="Source_20_Text"><text:span text:style-name="T14">{caminho}</text:span></text:span><text:span text:style-name="T15"> pelo caminho completo da pasta que criamos no primeiro passo;</text:span></text:p>
      <text:p text:style-name="P11">9) Observe que o repositório clonado está vazio;</text:p>
      <text:p text:style-name="P11">10) Acesse a pasta Projeto e execute o comando 'git remote rename origin local' para renomear o repositório local da outra pessoa de "origin" para "local";</text:p>
      <text:p text:style-name="P11"><text:soft-page-break/>11) Navegue até a pasta onde se encontra o seu projeto original;</text:p>
      <text:p text:style-name="P9"><text:span text:style-name="T15">12) Execute o comando </text:span><text:span text:style-name="Source_20_Text"><text:span text:style-name="T14">git push local master</text:span></text:span><text:span text:style-name="T15"> para enviar as suas modificações para o seu servidor;</text:span></text:p>
      <text:p text:style-name="P11">13) Navegue até a pasta criada no passo 6;</text:p>
      <text:p text:style-name="P9"><text:span text:style-name="T15">14) Execute o comando </text:span><text:span text:style-name="Source_20_Text"><text:span text:style-name="T14">git pull local master</text:span></text:span><text:span text:style-name="T15"> para baixar as modificações;</text:span></text:p>
      <text:p text:style-name="P9"><text:span text:style-name="T15">15) Abra o seu navegador e acesse </text:span><text:a xlink:type="simple" xlink:href="http://github.com/" office:target-frame-name="_blank" xlink:show="new" text:style-name="Internet_20_link" text:visited-style-name="Visited_20_Internet_20_Link">http://github.com/</text:a><text:span text:style-name="T15">;</text:span></text:p>
      <text:p text:style-name="P11">16) Crie uma conta;</text:p>
      <text:p text:style-name="P11">17) Crie um novo repositório, clicando no símbolo de adição no canto superior direito;</text:p>
      <text:p text:style-name="P9"><text:span text:style-name="T15">18) No terminal (ou </text:span><text:span text:style-name="Strong_20_Emphasis"><text:span text:style-name="T15">Git Bash</text:span></text:span><text:span text:style-name="T15">, no Windows) adicione, ao seu projeto inicial, o repositório remoto recém criado (os comandos são mostrados pelo próprio GitHub);</text:span></text:p>
      <text:p text:style-name="P9"><text:span text:style-name="T15">19) Execute </text:span><text:span text:style-name="Source_20_Text"><text:span text:style-name="T14">git push origin master</text:span></text:span><text:span text:style-name="T15"> para enviar as suas alterações para o repositório no GitHub.</text:span></text:p>
      <text:p text:style-name="P9"><text:span text:style-name="T15"/></text:p>
      <text:h text:style-name="P29" text:outline-level="1"><text:span text:style-name="T23">O que aprendemos?</text:span></text:h>
      <text:p text:style-name="P14"><text:a xlink:type="simple" xlink:href="https://cursos.alura.com.br/course/git-github-controle-de-versao/task/57861/next" text:style-name="Internet_20_link" text:visited-style-name="Visited_20_Internet_20_Link"><text:span text:style-name="T6">PRÓXIMA ATIVIDADE</text:span></text:a></text:p>
      <text:p text:style-name="P11"><draw:frame draw:style-name="fr1" draw:name="Quadro10" text:anchor-type="char" svg:width="0.041cm" draw:z-index="9"><draw:text-box fo:min-height="0.041cm"><text:list xml:id="list2397597622" text:style-name="L12"><text:list-item><text:p text:style-name="P47"/></text:list-item></text:list></draw:text-box></draw:frame>Nesta aula, aprendemos:</text:p>
      <text:list xml:id="list3747289479" text:style-name="L13">
        <text:list-item>
          <text:p text:style-name="P57">O que são repositórios remotos;</text:p>
        </text:list-item>
        <text:list-item>
          <text:p text:style-name="P52"><text:span text:style-name="T15">Como criar um repositório Git sem uma cópia dos arquivos (com </text:span><text:span text:style-name="Source_20_Text"><text:span text:style-name="T14">--bare</text:span></text:span><text:span text:style-name="T15">) para ser utilizado como servidor;</text:span></text:p>
        </text:list-item>
        <text:list-item>
          <text:p text:style-name="P52"><text:span text:style-name="T15">Como adicionar links para os repositórios remotos, com o comando </text:span><text:span text:style-name="Source_20_Text"><text:span text:style-name="T14">git remote add</text:span></text:span><text:span text:style-name="T15">;</text:span></text:p>
        </text:list-item>
        <text:list-item>
          <text:p text:style-name="P52"><text:span text:style-name="T15">Como baixar um repositório pela primeira vez, clonando-o com o comando </text:span><text:span text:style-name="Source_20_Text"><text:span text:style-name="T14">git clone</text:span></text:span><text:span text:style-name="T15">;</text:span></text:p>
        </text:list-item>
        <text:list-item>
          <text:p text:style-name="P52"><text:span text:style-name="T15">Como enviar as nossas alterações para um repositório remoto, com </text:span><text:span text:style-name="Source_20_Text"><text:span text:style-name="T14">git push</text:span></text:span><text:span text:style-name="T15">;</text:span></text:p>
        </text:list-item>
        <text:list-item>
          <text:p text:style-name="P52"><text:span text:style-name="T15">Como atualizar o nosso repositório com os dados no repositório remoto, utilizando </text:span><text:span text:style-name="Source_20_Text"><text:span text:style-name="T14">git pull</text:span></text:span><text:span text:style-name="T15">;</text:span></text:p>
        </text:list-item>
        <text:list-item>
          <text:p text:style-name="P52"><text:span text:style-name="T15">O que é e para que serve o </text:span><text:span text:style-name="Strong_20_Emphasis"><text:span text:style-name="T15">GitHub</text:span></text:span><text:span text:style-name="T15">;</text:span></text:p>
        </text:list-item>
        <text:list-item>
          <text:p text:style-name="P52"><text:span text:style-name="T15">Como criar um repositório no </text:span><text:span text:style-name="Strong_20_Emphasis"><text:span text:style-name="T15">GitHub</text:span></text:span><text:span text:style-name="T15">;</text:span></text:p>
        </text:list-item>
        <text:list-item>
          <text:p text:style-name="P52"><text:span text:style-name="T15">Como adicionar um repositório do </text:span><text:span text:style-name="Strong_20_Emphasis"><text:span text:style-name="T15">GitHub</text:span></text:span><text:span text:style-name="T15"> como repositório remoto.</text:span></text:p>
        </text:list-item>
      </text:list>
      <text:p text:style-name="P65"><text:a xlink:type="simple" xlink:href="https://cursos.alura.com.br/forum/curso-git-github-controle-de-versao/exercicio-o-que-aprendemos/57861/novo" office:target-frame-name="_blank" xlink:show="new" text:style-name="Internet_20_link" text:visited-style-name="Visited_20_Internet_20_Link"><text:span text:style-name="T8"> </text:span></text:a><text:a xlink:type="simple" xlink:href="https://cursos.alura.com.br/forum/curso-git-github-controle-de-versao/exercicio-o-que-aprendemos/57861/novo" office:target-frame-name="_blank" xlink:show="new" text:style-name="Internet_20_link" text:visited-style-name="Visited_20_Internet_20_Link"><text:span text:style-name="T7">DISCUTIR NO FORUM</text:span></text:a></text:p>
      <text:p text:style-name="P9"><text:span text:style-name="T15"/></text:p>
      <text:p text:style-name="P18"/>
      <text:h text:style-name="P16" text:outline-level="1"><text:span text:style-name="T29">01</text:span><text:span text:style-name="T27">Branches</text:span></text:h>
      <text:h text:style-name="P17" text:outline-level="2">Transcrição</text:h>
      <text:p text:style-name="P9"><text:span text:style-name="T15">Sobre este trabalho compartilhado, temos dois usuários, Vinicius e Ana, desenvolvendo o mesmo projeto, e normalmente duas pessoas diferentes trabalham em partes diferentes de um projeto. Sabemos, no entanto, que este tal de </text:span><text:span text:style-name="Source_20_Text"><text:span text:style-name="T14">master</text:span></text:span><text:span text:style-name="T15"> está sendo compartilhado entre eles, então, para evitarmos complicações e, enquanto o Vinicius estiver trabalhando no cabeçalho da página, por exemplo, e a Ana na lista de cursos, seria interessante termos uma maneira de separar os ramos de desenvolvimento para sabermos exatamente no que cada um está mexendo, e para que não haja interferências no código compartilhado.</text:span></text:p>
      <text:p text:style-name="P9"><text:soft-page-break/><text:span text:style-name="T15">Talvez isto não tenha ficado tão claro, mas consideremos o seguinte: o Vinicius passará a trabalhar em tudo que estiver contido entre as tags </text:span><text:span text:style-name="Source_20_Text"><text:span text:style-name="T14">&lt;head&gt;</text:span></text:span><text:span text:style-name="T15"> do arquivo </text:span><text:span text:style-name="Source_20_Text"><text:span text:style-name="T14">index.html</text:span></text:span><text:span text:style-name="T15">. Então, informaremos ao nosso controle de versões que, a partir de um determinado commit, um dos usuários alterará apenas um trecho específico, enquanto o outro usuário informará do seu trecho em desenvolvimento, também.</text:span></text:p>
      <text:p text:style-name="P9"><text:span text:style-name="T15">Estas ramificações do trabalho são uma das formas de com que podemos trabalhar, em relação aos branches do Git. Por padrão, se executarmos </text:span><text:span text:style-name="Source_20_Text"><text:span text:style-name="T14">git branch</text:span></text:span><text:span text:style-name="T15"> no Git Bash, teremos um único branch, </text:span><text:span text:style-name="Source_20_Text"><text:span text:style-name="T14">master</text:span></text:span><text:span text:style-name="T15">, e é exatamente isto que o Git Bash nos mostra ao fim da linha. No entanto, poderemos criar outros. No caso de trabalharmos somente no título, por exemplo, utilizaremos o comando </text:span><text:span text:style-name="Source_20_Text"><text:span text:style-name="T14">git branch titulo</text:span></text:span><text:span text:style-name="T15">, que criará este branch, embora tenhamos que mudar para ela manualmente, com </text:span><text:span text:style-name="Source_20_Text"><text:span text:style-name="T14">git checkout titulo</text:span></text:span><text:span text:style-name="T15">.</text:span></text:p>
      <text:p text:style-name="P9"><text:span text:style-name="T15">A partir daí, estaremos trabalhando na linha de desenvolvimento </text:span><text:span text:style-name="Source_20_Text"><text:span text:style-name="T14">titulo</text:span></text:span><text:span text:style-name="T15">. Para isso ficar um pouco mais claro, utilizaremos uma ferramenta chamada </text:span><text:a xlink:type="simple" xlink:href="http://git-school.github.io/visualizing-git" office:target-frame-name="_blank" xlink:show="new" text:style-name="Internet_20_link" text:visited-style-name="Visited_20_Internet_20_Link">Visualizing Git</text:a><text:span text:style-name="T15">. Do lado esquerdo da página digitaremos os comandos, e o resultado destes serão exibidos do lado direito. Em se tratando do trabalho conjunto de Ana e Vinicius, teremos duas </text:span><text:span text:style-name="Strong_20_Emphasis"><text:span text:style-name="T15">linhas de desenvolvimento distintas e independentes entre si</text:span></text:span><text:span text:style-name="T15">.</text:span></text:p>
      <text:p text:style-name="P9"><text:span text:style-name="T15">Abriremos o VS Code e alteraremos o título, de </text:span><text:span text:style-name="Source_20_Text"><text:span text:style-name="T14">&lt;title&gt;Cursos da Alura&lt;/title&gt;</text:span></text:span><text:span text:style-name="T15"> para </text:span><text:span text:style-name="Source_20_Text"><text:span text:style-name="T14">&lt;title&gt;Cursos de DevOps da Alura&lt;/title&gt;</text:span></text:span><text:span text:style-name="T15">. No Git Bash, estamos logados como Vinicius, e em </text:span><text:span text:style-name="Source_20_Text"><text:span text:style-name="T14">titulo</text:span></text:span><text:span text:style-name="T15">. Executaremos </text:span><text:span text:style-name="Source_20_Text"><text:span text:style-name="T14">git status</text:span></text:span><text:span text:style-name="T15">, verificaremos que há uma alteração, que adicionaremos com </text:span><text:span text:style-name="Source_20_Text"><text:span text:style-name="T14">git add index.html</text:span></text:span><text:span text:style-name="T15">, seguido de </text:span><text:span text:style-name="Source_20_Text"><text:span text:style-name="T14">git commit -m "Alterando título da página"</text:span></text:span><text:span text:style-name="T15">.</text:span></text:p>
      <text:p text:style-name="P9"><text:span text:style-name="T15">Desta vez, se utilizarmos </text:span><text:span text:style-name="Source_20_Text"><text:span text:style-name="T14">git log</text:span></text:span><text:span text:style-name="T15">, dentre as informações que o comando nos traz, estão todos os commits realizados, incluindo o último, que é indicado como sendo o último commit realizado na </text:span><text:span text:style-name="Source_20_Text"><text:span text:style-name="T14">master</text:span></text:span><text:span text:style-name="T15">. O commit do título alterado só aparece na branch </text:span><text:span text:style-name="Source_20_Text"><text:span text:style-name="T14">titulo</text:span></text:span><text:span text:style-name="T15">, e se fizermos outra alteração no mesmo título, e refizermos todo o processo de adição, commit e verificação do log, teremos que até a mensagem "Renomeando curso de Integração Contínua" é feito na </text:span><text:span text:style-name="Source_20_Text"><text:span text:style-name="T14">master</text:span></text:span><text:span text:style-name="T15">.</text:span></text:p>
      <text:p text:style-name="P9"><text:span text:style-name="T15">Assim, somente a branch </text:span><text:span text:style-name="Source_20_Text"><text:span text:style-name="T14">titulo</text:span></text:span><text:span text:style-name="T15"> possui as alterações feitas a partir de "Alterando título da página". Se precisarmos alterar algo no commit de "Renomeando curso de Integração Contínua", que não é influenciado pelo título, basta utilizarmos </text:span><text:span text:style-name="Source_20_Text"><text:span text:style-name="T14">git checkout master</text:span></text:span><text:span text:style-name="T15"> para retornarmos à branch correspondente.</text:span></text:p>
      <text:p text:style-name="P9"><text:span text:style-name="T15">Feito isso, ao executarmos </text:span><text:span text:style-name="Source_20_Text"><text:span text:style-name="T14">git log</text:span></text:span><text:span text:style-name="T15">, não teremos acesso àqueles commits em </text:span><text:span text:style-name="Source_20_Text"><text:span text:style-name="T14">titulo</text:span></text:span><text:span text:style-name="T15">. Isso é bem interessante! Usaremos </text:span><text:span text:style-name="Source_20_Text"><text:span text:style-name="T14">git checkout titulo</text:span></text:span><text:span text:style-name="T15"> para voltarmos, e passaremos a lidar com a Ana, que trabalhará com as listas de cursos. Criaremos, portanto, um branch com </text:span><text:span text:style-name="Source_20_Text"><text:span text:style-name="T14">git branch lista</text:span></text:span><text:span text:style-name="T15">, e depois faremos o checkout para a lista.</text:span></text:p>
      <text:p text:style-name="P9"><text:span text:style-name="T15">Entretanto, existe um atalho que cria um branch e já passar para ele: </text:span><text:span text:style-name="Source_20_Text"><text:span text:style-name="T14">git checkout -b lista</text:span></text:span><text:span text:style-name="T15">, que usaremos. Com isso, a Ana está na branch </text:span><text:span text:style-name="Source_20_Text"><text:span text:style-name="T14">lista</text:span></text:span><text:span text:style-name="T15">, então poderemos abrir o projeto da Ana no VS Code e adicionar um curso em uma nova lista, como </text:span><text:span text:style-name="Source_20_Text"><text:span text:style-name="T14">&lt;li&gt;Kubernetes&lt;/li&gt;</text:span></text:span><text:span text:style-name="T15">, junto aos demais. No Git Bash, digitaremos </text:span><text:span text:style-name="Source_20_Text"><text:span text:style-name="T14">git status</text:span></text:span><text:span text:style-name="T15">, verificaremos que há uma modificação, adicionaremos todas elas com </text:span><text:span text:style-name="Source_20_Text"><text:span text:style-name="T14">git add .</text:span></text:span><text:span text:style-name="T15">, e commitaremos com </text:span><text:span text:style-name="Source_20_Text"><text:span text:style-name="T14">git commit -m "Adicionando curso de kubernetes"</text:span></text:span><text:span text:style-name="T15">.</text:span></text:p>
      <text:p text:style-name="P9"><text:soft-page-break/><text:span text:style-name="T15">Assim, a Ana e o Vinicius estão trabalhando ao mesmo tempo em branches independentes de um mesmo projeto. Mas sabemos que em nosso repositório chamado </text:span><text:span text:style-name="Source_20_Text"><text:span text:style-name="T14">local</text:span></text:span><text:span text:style-name="T15">, por enquanto, temos apenas a branch </text:span><text:span text:style-name="Source_20_Text"><text:span text:style-name="T14">master</text:span></text:span><text:span text:style-name="T15">. Isso nos leva a assumir que esta branch é a nossa linha de desenvolvimento padrão, ou seja, nosso ramo principal, onde os códigos devem estar quando estiverem prontos, certo?</text:span></text:p>
      <text:p text:style-name="P9"><text:span text:style-name="T15">Então, como será que fazemos para trazer os dados das branches </text:span><text:span text:style-name="Source_20_Text"><text:span text:style-name="T14">titulo</text:span></text:span><text:span text:style-name="T15"> e </text:span><text:span text:style-name="Source_20_Text"><text:span text:style-name="T14">lista</text:span></text:span><text:span text:style-name="T15"> para a </text:span><text:span text:style-name="Source_20_Text"><text:span text:style-name="T14">master</text:span></text:span><text:span text:style-name="T15">?</text:span></text:p>
      <text:p text:style-name="P18"><text:span text:style-name="T12">Para saber mais: Ramificações</text:span> </text:p>
      <text:p text:style-name="P18"><text:span text:style-name="Emphasis"><text:span text:style-name="T15">Branches</text:span></text:span><text:span text:style-name="T13"> ("ramos") são utilizados para desenvolver funcionalidades isoladas umas das outras. A </text:span><text:span text:style-name="Emphasis"><text:span text:style-name="T15">branch</text:span></text:span><text:span text:style-name="T13"> </text:span><text:span text:style-name="Source_20_Text"><text:span text:style-name="T14">master</text:span></text:span><text:span text:style-name="T13"> é a </text:span><text:span text:style-name="Emphasis"><text:span text:style-name="T15">branch</text:span></text:span><text:span text:style-name="T13"> "padrão" quando você cria um repositório.</text:span></text:p>
      <text:p text:style-name="P54"><text:span text:style-name="T13">É interessante separar o desenvolvimento de funcionalidades em </text:span><text:span text:style-name="Emphasis"><text:span text:style-name="T15">branches</text:span></text:span><text:span text:style-name="T13"> diferentes, para que as mudanças no código para uma não influencie no funcionamento de outra.</text:span></text:p>
      <text:p text:style-name="P64">Nesta aula, entenderemos melhor como trabalhar com estes ramos, mas é muito importante que você entenda seu propósito.</text:p>
      <text:p text:style-name="P54"><text:span text:style-name="T13">Em outros treinamentos aqui na Alura, falaremos mais sobre estratégias para organizar suas </text:span><text:span text:style-name="Emphasis"><text:span text:style-name="T15">branches</text:span></text:span><text:span text:style-name="T13">, então não precisa se preocupar tanto com isso agora! ;-)</text:span></text:p>
      <text:h text:style-name="P15" text:outline-level="1">Para saber mais: Ramificações</text:h>
      <text:p text:style-name="P14"><text:a xlink:type="simple" xlink:href="https://cursos.alura.com.br/course/git-github-controle-de-versao/task/57890/next" text:style-name="Internet_20_link" text:visited-style-name="Visited_20_Internet_20_Link"><text:span text:style-name="T6">PRÓXIMA ATIVIDADE</text:span></text:a></text:p>
      <text:p text:style-name="P8"><draw:frame draw:style-name="fr1" draw:name="Quadro11" text:anchor-type="char" svg:width="0.041cm" draw:z-index="10"><draw:text-box fo:min-height="0.041cm"><text:list xml:id="list4081581471" text:style-name="L14"><text:list-item><text:p text:style-name="P48"/></text:list-item></text:list></draw:text-box></draw:frame><text:span text:style-name="Emphasis"><text:span text:style-name="T2">Branches</text:span></text:span><text:span text:style-name="T2"> ("ramos") são utilizados para desenvolver funcionalidades isoladas umas das outras. A </text:span><text:span text:style-name="Emphasis"><text:span text:style-name="T2">branch</text:span></text:span><text:span text:style-name="T2"> </text:span><text:span text:style-name="Source_20_Text"><text:span text:style-name="T1">master</text:span></text:span><text:span text:style-name="T2"> é a </text:span><text:span text:style-name="Emphasis"><text:span text:style-name="T2">branch</text:span></text:span><text:span text:style-name="T2"> "padrão" quando você cria um repositório.</text:span></text:p>
      <text:p text:style-name="P8"><text:span text:style-name="T2">É interessante separar o desenvolvimento de funcionalidades em </text:span><text:span text:style-name="Emphasis"><text:span text:style-name="T2">branches</text:span></text:span><text:span text:style-name="T2"> diferentes, para que as mudanças no código para uma não influencie no funcionamento de outra.</text:span></text:p>
      <text:p text:style-name="P10">Nesta aula, entenderemos melhor como trabalhar com estes ramos, mas é muito importante que você entenda seu propósito.</text:p>
      <text:p text:style-name="P8"><text:span text:style-name="T2">Em outros treinamentos aqui na Alura, falaremos mais sobre estratégias para organizar suas </text:span><text:span text:style-name="Emphasis"><text:span text:style-name="T2">branches</text:span></text:span><text:span text:style-name="T2">, então não precisa se preocupar tanto com isso agora! ;-)</text:span></text:p>
      <text:p text:style-name="P13"/>
      <text:h text:style-name="P26" text:outline-level="1">Unindo o trabalho</text:h>
      <text:h text:style-name="P34" text:outline-level="2">Transcrição</text:h>
      <text:p text:style-name="P9"><text:span text:style-name="T15">Estamos entendendo como trabalhar com linhas de desenvolvimento diferentes, mas como é que conseguiremos trazer o trabalho que fizemos em uma delas para outra? Porque, recapitulando, eu, como Vinicius, tenho duas branches, </text:span><text:span text:style-name="Source_20_Text"><text:span text:style-name="T14">titulo</text:span></text:span><text:span text:style-name="T15"> e </text:span><text:span text:style-name="Source_20_Text"><text:span text:style-name="T14">master</text:span></text:span><text:span text:style-name="T15">, e trabalhamos na primeira. Porém, no repositório que se encontra na pasta "servidor", só temos a branch </text:span><text:span text:style-name="Source_20_Text"><text:span text:style-name="T14">master</text:span></text:span><text:span text:style-name="T15">, então sabemos que esta linha é a principal, onde queremos depositar o código que funciona.</text:span></text:p>
      <text:p text:style-name="P9"><text:span text:style-name="T15">Iremos trabalhar na </text:span><text:span text:style-name="Source_20_Text"><text:span text:style-name="T14">titulo</text:span></text:span><text:span text:style-name="T15">, mas em algum momento precisaremos trazê-la para a </text:span><text:span text:style-name="Source_20_Text"><text:span text:style-name="T14">master</text:span></text:span><text:span text:style-name="T15">. Na ferramenta </text:span><text:a xlink:type="simple" xlink:href="https://git-school.github.io/visualizing-git/" office:target-frame-name="_blank" xlink:show="new" text:style-name="Internet_20_link" text:visited-style-name="Visited_20_Internet_20_Link">Visualizing Git</text:a><text:span text:style-name="T15"> criaremos a branch </text:span><text:span text:style-name="Source_20_Text"><text:span text:style-name="T14">titulo</text:span></text:span><text:span text:style-name="T15"> e passaremos a trabalhar nela, com </text:span><text:span text:style-name="Source_20_Text"><text:span text:style-name="T14">git </text:span></text:span><text:soft-page-break/><text:span text:style-name="Source_20_Text"><text:span text:style-name="T14">checkout -b titulo</text:span></text:span><text:span text:style-name="T15">. Faremos um commit com </text:span><text:span text:style-name="Source_20_Text"><text:span text:style-name="T14">git commit -m "Editando título"</text:span></text:span><text:span text:style-name="T15">, e outro, com </text:span><text:span text:style-name="Source_20_Text"><text:span text:style-name="T14">git commit -m "Adicionando lista no título"</text:span></text:span><text:span text:style-name="T15">.</text:span></text:p>
      <text:p text:style-name="P9"><text:span text:style-name="T15">Temos um problema: reparem que nosso curso de Docker na listagem de </text:span><text:span text:style-name="Source_20_Text"><text:span text:style-name="T14">index.html</text:span></text:span><text:span text:style-name="T15"> está com este nome, mas deveria estar como "Docker: Criando containers sem dor de cabeça", e precisaremos corrigir isto. Isso, porém, não tem nada a ver com nossas alterações de títulos, que não está finalizada. Então precisaremos retornar à </text:span><text:span text:style-name="Source_20_Text"><text:span text:style-name="T14">master</text:span></text:span><text:span text:style-name="T15"> e, a partir daí, corrigir o bug.</text:span></text:p>
      <text:p text:style-name="P9"><text:span text:style-name="T15">Utilizaremos </text:span><text:span text:style-name="Source_20_Text"><text:span text:style-name="T14">git checkout master</text:span></text:span><text:span text:style-name="T15">, e depois </text:span><text:span text:style-name="Source_20_Text"><text:span text:style-name="T14">git commit -m "Corrigindo bug"</text:span></text:span><text:span text:style-name="T15">. Agora, sim, poderemos voltar à branch </text:span><text:span text:style-name="Source_20_Text"><text:span text:style-name="T14">titulo</text:span></text:span><text:span text:style-name="T15"> e finalizá-lo. Analisando com calma, porém, entendemos que esta branch já está finalizada. Então, de que forma trazemos este trabalho, os dados desta linha em específico, para a que contém </text:span><text:span text:style-name="Source_20_Text"><text:span text:style-name="T14">head</text:span></text:span><text:span text:style-name="T15"> e </text:span><text:span text:style-name="Source_20_Text"><text:span text:style-name="T14">master</text:span></text:span><text:span text:style-name="T15">?</text:span></text:p>
      <text:p text:style-name="P9"><text:span text:style-name="T15">Ou seja, queremos unificar estas duas linhas, portanto usaremos o comando </text:span><text:span text:style-name="Source_20_Text"><text:span text:style-name="T14">git merge titulo</text:span></text:span><text:span text:style-name="T15">, e isto fará com que o Git automaticamente crie um commit com o branch atual e todo o conteúdo de nossa branch </text:span><text:span text:style-name="Source_20_Text"><text:span text:style-name="T14">titulo</text:span></text:span><text:span text:style-name="T15">. Na prática, estando logados como Vinicius, o que acontece é que, ao surgimento de um bug, as alterações de </text:span><text:span text:style-name="Source_20_Text"><text:span text:style-name="T14">titulo</text:span></text:span><text:span text:style-name="T15"> não podem influenciar nesta correção de bug.</text:span></text:p>
      <text:p text:style-name="P9"><text:span text:style-name="T15">Sendo assim, retornaremos à </text:span><text:span text:style-name="Source_20_Text"><text:span text:style-name="T14">master</text:span></text:span><text:span text:style-name="T15">, branch que não contém as alterações referentes a </text:span><text:span text:style-name="Source_20_Text"><text:span text:style-name="T14">titulo</text:span></text:span><text:span text:style-name="T15">. Após a alteração no projeto, faremos a adição e o commit normalmente, no Git Bash, e por fim executaremos </text:span><text:span text:style-name="Source_20_Text"><text:span text:style-name="T14">git merge titulo</text:span></text:span><text:span text:style-name="T15">, como visto anteriormente. Quando dermos um "Enter", será criado um commit de </text:span><text:span text:style-name="Emphasis"><text:span text:style-name="T15">merge</text:span></text:span><text:span text:style-name="T15">, ou seja, de junção de duas branches. Poderemos editar a mensagem exibida, mas caso não queiramos, para salvarmos e confirmarmos a mensagem, pressionaremos ":x + Enter" no editor Vim.</text:span></text:p>
      <text:p text:style-name="P9"><text:span text:style-name="T15">Feita a junção, passamos a ter, na branch </text:span><text:span text:style-name="Source_20_Text"><text:span text:style-name="T14">master</text:span></text:span><text:span text:style-name="T15">, os dados do título alterado. Porém, se executarmos </text:span><text:span text:style-name="Source_20_Text"><text:span text:style-name="T14">git log</text:span></text:span><text:span text:style-name="T15">, não teremos os dois commits separadamente, e sim um referente ao </text:span><text:span text:style-name="Emphasis"><text:span text:style-name="T15">merge</text:span></text:span><text:span text:style-name="T15">. O Git cria isto para nós. Então, como será que poderemos fazer com que, em vez do Git criar este commit, ele pegue os dois commits e os adicione em nossa branch </text:span><text:span text:style-name="Source_20_Text"><text:span text:style-name="T14">master</text:span></text:span><text:span text:style-name="T15">?</text:span></text:p>
      <text:p text:style-name="P9"><text:span text:style-name="T15">Como faremos com que ele mova estas branches e atualize a </text:span><text:span text:style-name="Source_20_Text"><text:span text:style-name="T14">master</text:span></text:span><text:span text:style-name="T15"> apenas com os dois commits, sem criar um de </text:span><text:span text:style-name="Emphasis"><text:span text:style-name="T15">merge</text:span></text:span><text:span text:style-name="T15">? Veremos isto a seguir!</text:span></text:p>
      <text:h text:style-name="P28" text:outline-level="1"><text:span text:style-name="T29">05</text:span><text:span text:style-name="T27">Atualizando a branch</text:span></text:h>
      <text:h text:style-name="P34" text:outline-level="2">Transcrição</text:h>
      <text:p text:style-name="P9"><text:span text:style-name="T15">Anteriormente, vimos como unir o trabalho de duas branches desenvolvidas separadamente. No entanto, não queremos gerar um commit a mais, de </text:span><text:span text:style-name="Emphasis"><text:span text:style-name="T15">merge</text:span></text:span><text:span text:style-name="T15">, dependendo da estratégia utilizada para gerar os commits, isto pode acabar atrapalhando ou "poluindo" o log. Assim, o que queremos é atualizar a branch </text:span><text:span text:style-name="Source_20_Text"><text:span text:style-name="T14">master</text:span></text:span><text:span text:style-name="T15"> com os commits da branch </text:span><text:span text:style-name="Source_20_Text"><text:span text:style-name="T14">titulo</text:span></text:span><text:span text:style-name="T15">, de modo a termos cada commit específico na linha de desenvolvimento </text:span><text:span text:style-name="Source_20_Text"><text:span text:style-name="T14">master</text:span></text:span><text:span text:style-name="T15">.</text:span></text:p>
      <text:p text:style-name="P9"><text:span text:style-name="T15">Na ferramenta Visualizing Git executaremos </text:span><text:span text:style-name="Source_20_Text"><text:span text:style-name="T14">clear</text:span></text:span><text:span text:style-name="T15"> para limparmos a tela, e repetiremos o processo com </text:span><text:span text:style-name="Source_20_Text"><text:span text:style-name="T14">git checkout -b titulo</text:span></text:span><text:span text:style-name="T15"> para gerarmos dois commits (</text:span><text:span text:style-name="Source_20_Text"><text:span text:style-name="T14">git commit</text:span></text:span><text:span text:style-name="T15"> duas vezes). Na branch </text:span><text:span text:style-name="Source_20_Text"><text:span text:style-name="T14">master</text:span></text:span><text:span text:style-name="T15">, </text:span><text:soft-page-break/><text:span text:style-name="T15">corrigimos um bug, portanto geraremos outro commit. E então, da branch </text:span><text:span text:style-name="Source_20_Text"><text:span text:style-name="T14">titulo</text:span></text:span><text:span text:style-name="T15">, queremos trazer os demais commits para antes de </text:span><text:span text:style-name="Source_20_Text"><text:span text:style-name="T14">master</text:span></text:span><text:span text:style-name="T15"> atualizando as duas branches.</text:span></text:p>
      <text:p text:style-name="P9"><text:span text:style-name="T15">Para isto, estando na </text:span><text:span text:style-name="Source_20_Text"><text:span text:style-name="T14">master</text:span></text:span><text:span text:style-name="T15">, queremos basear esta branch em </text:span><text:span text:style-name="Source_20_Text"><text:span text:style-name="T14">titulo</text:span></text:span><text:span text:style-name="T15">, assim, executaremos </text:span><text:span text:style-name="Source_20_Text"><text:span text:style-name="T14">git rebase titulo</text:span></text:span><text:span text:style-name="T15">, e o Git pegará os commits na branch </text:span><text:span text:style-name="Source_20_Text"><text:span text:style-name="T14">titulo</text:span></text:span><text:span text:style-name="T15">, atualizando </text:span><text:span text:style-name="Source_20_Text"><text:span text:style-name="T14">master</text:span></text:span><text:span text:style-name="T15">, que possui todos os commits contidos em </text:span><text:span text:style-name="Source_20_Text"><text:span text:style-name="T14">titulo</text:span></text:span><text:span text:style-name="T15">, além do commit que havia nela mesma. Deste modo, geramos uma única linha, sem confusões.</text:span></text:p>
      <text:p text:style-name="P9"><text:span text:style-name="T15">No Git Bash, executaremos </text:span><text:span text:style-name="Source_20_Text"><text:span text:style-name="T14">git log</text:span></text:span><text:span text:style-name="T15"> novamente, e teremos a informação de commit de </text:span><text:span text:style-name="Emphasis"><text:span text:style-name="T15">merge</text:span></text:span><text:span text:style-name="T15">; de que forma conseguiremos visualizar isso de forma mais interessante? Se digitarmos </text:span><text:span text:style-name="Source_20_Text"><text:span text:style-name="T14">git log --graph</text:span></text:span><text:span text:style-name="T15">, serão exibidas linhas específicas representando o desenvolvimento, uma boa alternativa ao Visualizing Git.</text:span></text:p>
      <text:p text:style-name="P9"><text:span text:style-name="T15">Vamos fazer uma alteração na branch </text:span><text:span text:style-name="Source_20_Text"><text:span text:style-name="T14">titulo</text:span></text:span><text:span text:style-name="T15">, com </text:span><text:span text:style-name="Source_20_Text"><text:span text:style-name="T14">git checkout titulo</text:span></text:span><text:span text:style-name="T15">, e no VS Code alteraremos a primeira letra de "Cursos" para que fique em maiúscula. Adicionaremos o arquivo e o commitaremos, e depois iremos à branch </text:span><text:span text:style-name="Source_20_Text"><text:span text:style-name="T14">master</text:span></text:span><text:span text:style-name="T15"> para trazermos os commits de </text:span><text:span text:style-name="Source_20_Text"><text:span text:style-name="T14">titulo</text:span></text:span><text:span text:style-name="T15"> para ela, por meio de </text:span><text:span text:style-name="Source_20_Text"><text:span text:style-name="T14">git rebase titulo</text:span></text:span><text:span text:style-name="T15">.</text:span></text:p>
      <text:p text:style-name="P9"><text:span text:style-name="T15">Ao executarmos </text:span><text:span text:style-name="Source_20_Text"><text:span text:style-name="T14">git log</text:span></text:span><text:span text:style-name="T15"> mais uma vez, teremos o commit "Corrigindo nome do curso de Docker" acima de "Cursos com letra maiúscula", porque ele foi adicionado logo antes. Isto é, o commit que fizemos na branch </text:span><text:span text:style-name="Source_20_Text"><text:span text:style-name="T14">titulo</text:span></text:span><text:span text:style-name="T15"> foi adicionado logo antes do commit feito em </text:span><text:span text:style-name="Source_20_Text"><text:span text:style-name="T14">master</text:span></text:span><text:span text:style-name="T15">, exatamente como vimos no Visualizing Git.</text:span></text:p>
      <text:p text:style-name="P9"><text:span text:style-name="T15">Ou seja, o </text:span><text:span text:style-name="Source_20_Text"><text:span text:style-name="T14">rebase</text:span></text:span><text:span text:style-name="T15"> atualiza a branch, mantendo o trabalho dela como sendo o último, para que não se gere este tipo de confusão. Com isso, temos as correções realizadas tanto no título quanto na lista, e poderemos fazer o </text:span><text:span text:style-name="Source_20_Text"><text:span text:style-name="T14">git push local master</text:span></text:span><text:span text:style-name="T15">, logados como Vinicius. Tudo está atualizado! Podemos, então, nos logar como Ana, usar </text:span><text:span text:style-name="Source_20_Text"><text:span text:style-name="T14">git checkout master</text:span></text:span><text:span text:style-name="T15"> e </text:span><text:span text:style-name="Source_20_Text"><text:span text:style-name="T14">git pull local master</text:span></text:span><text:span text:style-name="T15"> para atualizar os dados também.</text:span></text:p>
      <text:p text:style-name="P9"><text:span text:style-name="T15">Mas lembram que a Ana estava trabalhando em </text:span><text:span text:style-name="Source_20_Text"><text:span text:style-name="T14">lista</text:span></text:span><text:span text:style-name="T15">? Voltaremos para lá com </text:span><text:span text:style-name="Source_20_Text"><text:span text:style-name="T14">git checkout lista</text:span></text:span><text:span text:style-name="T15"> para atualizarmos os dados, no caso, o título do curso de Docker. Commitaremos, faremos </text:span><text:span text:style-name="Source_20_Text"><text:span text:style-name="T14">git log -p</text:span></text:span><text:span text:style-name="T15"> para garantir que a atualização foi feita, faremos um </text:span><text:span text:style-name="Source_20_Text"><text:span text:style-name="T14">checkout</text:span></text:span><text:span text:style-name="T15"> para </text:span><text:span text:style-name="Source_20_Text"><text:span text:style-name="T14">master</text:span></text:span><text:span text:style-name="T15">. Teremos que houve uma alteração feita pelo Vinicius, e outra feita pela Ana, na mesma linha. O que será que acontecerá se tentarmos juntar o trabalho deles?</text:span></text:p>
      <text:p text:style-name="Text_20_body"><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monospace"/>
    <style:font-face style:name="Open Sans" svg:font-family="'Open Sans', sans-serif"/>
    <style:font-face style:name="Source Serif Pro" svg:font-family="'Source Serif Pro', 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0T17:56:50.644000000</meta:creation-date>
    <dc:date>2021-01-15T00:41:05.712000000</dc:date>
    <meta:editing-duration>PT7H14M16S</meta:editing-duration>
    <meta:editing-cycles>32</meta:editing-cycles>
    <meta:generator>LibreOffice/6.4.5.2$Windows_X86_64 LibreOffice_project/a726b36747cf2001e06b58ad5db1aa3a9a1872d6</meta:generator>
    <meta:document-statistic meta:table-count="0" meta:image-count="0" meta:object-count="0" meta:page-count="19" meta:paragraph-count="268" meta:word-count="7475" meta:character-count="45890" meta:non-whitespace-character-count="38666"/>
  </office:meta>
</office:document-meta>
</file>